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alibri" svg:font-family="Calibri"/>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7" style:family="table">
      <style:table-properties style:width="16.81cm" fo:margin-left="-0.016cm" fo:margin-right="0.796cm" table:align="margins"/>
    </style:style>
    <style:style style:name="Table17.A" style:family="table-column">
      <style:table-column-properties style:column-width="3.842cm" style:rel-column-width="14975*"/>
    </style:style>
    <style:style style:name="Table17.B" style:family="table-column">
      <style:table-column-properties style:column-width="4.639cm" style:rel-column-width="18083*"/>
    </style:style>
    <style:style style:name="Table17.C" style:family="table-column">
      <style:table-column-properties style:column-width="8.331cm" style:rel-column-width="32477*"/>
    </style:style>
    <style:style style:name="Table17.1" style:family="table-row">
      <style:table-row-properties style:min-row-height="0.728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9" style:family="table">
      <style:table-properties style:width="16.819cm" fo:margin-left="-0.016cm" fo:margin-right="0.787cm" table:align="margins"/>
    </style:style>
    <style:style style:name="Table19.A" style:family="table-column">
      <style:table-column-properties style:column-width="4.777cm" style:rel-column-width="18609*"/>
    </style:style>
    <style:style style:name="Table19.B" style:family="table-column">
      <style:table-column-properties style:column-width="4.546cm" style:rel-column-width="17715*"/>
    </style:style>
    <style:style style:name="Table19.C" style:family="table-column">
      <style:table-column-properties style:column-width="7.497cm" style:rel-column-width="29211*"/>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 style:family="table">
      <style:table-properties style:width="16.886cm" fo:margin-left="0cm" fo:margin-right="0.704cm" table:align="margins"/>
    </style:style>
    <style:style style:name="Table1.A" style:family="table-column">
      <style:table-column-properties style:column-width="3.838cm" style:rel-column-width="14898*"/>
    </style:style>
    <style:style style:name="Table1.B" style:family="table-column">
      <style:table-column-properties style:column-width="4.664cm" style:rel-column-width="18102*"/>
    </style:style>
    <style:style style:name="Table1.C" style:family="table-column">
      <style:table-column-properties style:column-width="8.384cm" style:rel-column-width="32535*"/>
    </style:style>
    <style:style style:name="Table1.1" style:family="table-row">
      <style:table-row-properties style:min-row-height="0.728cm"/>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4" style:family="table">
      <style:table-properties style:width="16.81cm" fo:margin-left="-0.016cm" fo:margin-right="0.796cm" table:align="margins"/>
    </style:style>
    <style:style style:name="Table4.A" style:family="table-column">
      <style:table-column-properties style:column-width="3.842cm" style:rel-column-width="14975*"/>
    </style:style>
    <style:style style:name="Table4.B" style:family="table-column">
      <style:table-column-properties style:column-width="4.639cm" style:rel-column-width="18083*"/>
    </style:style>
    <style:style style:name="Table4.C" style:family="table-column">
      <style:table-column-properties style:column-width="8.331cm" style:rel-column-width="32477*"/>
    </style:style>
    <style:style style:name="Table4.1" style:family="table-row">
      <style:table-row-properties style:min-row-height="0.728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4.3" style:family="table-row">
      <style:table-row-properties style:min-row-height="2.517cm"/>
    </style:style>
    <style:style style:name="Table5" style:family="table">
      <style:table-properties style:width="16.819cm" fo:margin-left="-0.016cm" fo:margin-right="0.787cm" table:align="margins"/>
    </style:style>
    <style:style style:name="Table5.A" style:family="table-column">
      <style:table-column-properties style:column-width="4.775cm" style:rel-column-width="18608*"/>
    </style:style>
    <style:style style:name="Table5.B" style:family="table-column">
      <style:table-column-properties style:column-width="4.547cm" style:rel-column-width="17717*"/>
    </style:style>
    <style:style style:name="Table5.C" style:family="table-column">
      <style:table-column-properties style:column-width="7.497cm" style:rel-column-width="29210*"/>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3" style:family="table-row">
      <style:table-row-properties style:min-row-height="2.517cm"/>
    </style:style>
    <style:style style:name="Table6" style:family="table">
      <style:table-properties style:width="16.775cm" fo:margin-left="0.028cm" fo:margin-right="0.787cm" table:align="margins"/>
    </style:style>
    <style:style style:name="Table6.A" style:family="table-column">
      <style:table-column-properties style:column-width="3.798cm" style:rel-column-width="14837*"/>
    </style:style>
    <style:style style:name="Table6.B" style:family="table-column">
      <style:table-column-properties style:column-width="4.639cm" style:rel-column-width="18123*"/>
    </style:style>
    <style:style style:name="Table6.C" style:family="table-column">
      <style:table-column-properties style:column-width="8.338cm" style:rel-column-width="32575*"/>
    </style:style>
    <style:style style:name="Table6.1" style:family="table-row">
      <style:table-row-properties style:min-row-height="0.728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775cm" fo:margin-left="0.028cm" fo:margin-right="0.787cm" table:align="margins"/>
    </style:style>
    <style:style style:name="Table7.A" style:family="table-column">
      <style:table-column-properties style:column-width="3.798cm" style:rel-column-width="14837*"/>
    </style:style>
    <style:style style:name="Table7.B" style:family="table-column">
      <style:table-column-properties style:column-width="4.639cm" style:rel-column-width="18123*"/>
    </style:style>
    <style:style style:name="Table7.C" style:family="table-column">
      <style:table-column-properties style:column-width="8.338cm" style:rel-column-width="32575*"/>
    </style:style>
    <style:style style:name="Table7.1" style:family="table-row">
      <style:table-row-properties style:min-row-height="0.728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775cm" fo:margin-left="0.028cm" fo:margin-right="0.787cm" table:align="margins"/>
    </style:style>
    <style:style style:name="Table8.A" style:family="table-column">
      <style:table-column-properties style:column-width="3.798cm" style:rel-column-width="14837*"/>
    </style:style>
    <style:style style:name="Table8.B" style:family="table-column">
      <style:table-column-properties style:column-width="4.639cm" style:rel-column-width="18123*"/>
    </style:style>
    <style:style style:name="Table8.C" style:family="table-column">
      <style:table-column-properties style:column-width="8.338cm" style:rel-column-width="32575*"/>
    </style:style>
    <style:style style:name="Table8.1" style:family="table-row">
      <style:table-row-properties style:min-row-height="0.728cm"/>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775cm" fo:margin-left="0.028cm" fo:margin-right="0.787cm" table:align="margins"/>
    </style:style>
    <style:style style:name="Table9.A" style:family="table-column">
      <style:table-column-properties style:column-width="3.798cm" style:rel-column-width="14837*"/>
    </style:style>
    <style:style style:name="Table9.B" style:family="table-column">
      <style:table-column-properties style:column-width="4.639cm" style:rel-column-width="18123*"/>
    </style:style>
    <style:style style:name="Table9.C" style:family="table-column">
      <style:table-column-properties style:column-width="8.338cm" style:rel-column-width="32575*"/>
    </style:style>
    <style:style style:name="Table9.1" style:family="table-row">
      <style:table-row-properties style:min-row-height="0.728cm"/>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775cm" fo:margin-left="0.028cm" fo:margin-right="0.787cm" table:align="margins"/>
    </style:style>
    <style:style style:name="Table10.A" style:family="table-column">
      <style:table-column-properties style:column-width="3.798cm" style:rel-column-width="14837*"/>
    </style:style>
    <style:style style:name="Table10.B" style:family="table-column">
      <style:table-column-properties style:column-width="4.639cm" style:rel-column-width="18123*"/>
    </style:style>
    <style:style style:name="Table10.C" style:family="table-column">
      <style:table-column-properties style:column-width="8.338cm" style:rel-column-width="32575*"/>
    </style:style>
    <style:style style:name="Table10.1" style:family="table-row">
      <style:table-row-properties style:min-row-height="0.728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81cm" fo:margin-left="-0.016cm" fo:margin-right="0.796cm" table:align="margins"/>
    </style:style>
    <style:style style:name="Table11.A" style:family="table-column">
      <style:table-column-properties style:column-width="3.842cm" style:rel-column-width="14975*"/>
    </style:style>
    <style:style style:name="Table11.B" style:family="table-column">
      <style:table-column-properties style:column-width="4.639cm" style:rel-column-width="18083*"/>
    </style:style>
    <style:style style:name="Table11.C" style:family="table-column">
      <style:table-column-properties style:column-width="8.331cm" style:rel-column-width="32477*"/>
    </style:style>
    <style:style style:name="Table11.1" style:family="table-row">
      <style:table-row-properties style:min-row-height="0.728cm"/>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3" style:family="table-row">
      <style:table-row-properties style:min-row-height="2.517cm"/>
    </style:style>
    <style:style style:name="Table12" style:family="table">
      <style:table-properties style:width="16.81cm" fo:margin-left="-0.016cm" fo:margin-right="0.796cm" table:align="margins"/>
    </style:style>
    <style:style style:name="Table12.A" style:family="table-column">
      <style:table-column-properties style:column-width="3.842cm" style:rel-column-width="14975*"/>
    </style:style>
    <style:style style:name="Table12.B" style:family="table-column">
      <style:table-column-properties style:column-width="4.639cm" style:rel-column-width="18083*"/>
    </style:style>
    <style:style style:name="Table12.C" style:family="table-column">
      <style:table-column-properties style:column-width="8.331cm" style:rel-column-width="32477*"/>
    </style:style>
    <style:style style:name="Table12.1" style:family="table-row">
      <style:table-row-properties style:min-row-height="0.728cm"/>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2.3" style:family="table-row">
      <style:table-row-properties style:min-row-height="2.517cm"/>
    </style:style>
    <style:style style:name="Table13" style:family="table">
      <style:table-properties fo:margin-left="0.007cm" fo:margin-right="0.785cm" table:align="margins"/>
    </style:style>
    <style:style style:name="Table13.A" style:family="table-column">
      <style:table-column-properties style:rel-column-width="14901*"/>
    </style:style>
    <style:style style:name="Table13.B" style:family="table-column">
      <style:table-column-properties style:rel-column-width="18097*"/>
    </style:style>
    <style:style style:name="Table13.C" style:family="table-column">
      <style:table-column-properties style:rel-column-width="32537*"/>
    </style:style>
    <style:style style:name="Table13.1" style:family="table-row">
      <style:table-row-properties style:min-row-height="0.728cm"/>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ext_20_body_20_indent">
      <style:paragraph-properties fo:margin-left="0cm" fo:margin-right="0cm" fo:text-indent="0cm" style:auto-text-indent="false"/>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 style:family="paragraph" style:parent-style-name="Text_20_body_20_indent_20_2">
      <style:paragraph-properties fo:margin-left="0cm" fo:margin-right="0cm" fo:text-indent="0cm" style:auto-text-indent="false"/>
    </style:style>
    <style:style style:name="P7"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Text_20_body">
      <style:paragraph-properties fo:margin-top="0cm" fo:margin-bottom="0cm" fo:text-align="start" style:justify-single-word="false"/>
    </style:style>
    <style:style style:name="P15" style:family="paragraph" style:parent-style-name="Text_20_body">
      <style:paragraph-properties fo:margin-top="0cm" fo:margin-bottom="0cm" fo:text-align="start" style:justify-single-word="false"/>
      <style:text-properties fo:color="#000000" style:font-name="Calibri" fo:font-size="12pt"/>
    </style:style>
    <style:style style:name="P16" style:family="paragraph" style:parent-style-name="Table_20_Contents">
      <style:paragraph-properties fo:margin-top="0cm" fo:margin-bottom="0cm" fo:text-align="start" style:justify-single-word="false" style:shadow="none" text:number-lines="false" text:line-number="0"/>
    </style:style>
    <style:style style:name="P17" style:family="paragraph" style:parent-style-name="Table_20_Contents">
      <style:paragraph-properties fo:margin-top="0cm" fo:margin-bottom="0cm" fo:text-align="start" style:justify-single-word="false" style:shadow="none" text:number-lines="false" text:line-number="0"/>
      <style:text-properties fo:color="#000000" style:font-name="Courier New1" fo:font-size="10pt" style:font-name-asian="Courier New1" style:font-size-asian="10pt" style:font-name-complex="Courier New1" style:font-size-complex="10pt"/>
    </style:style>
    <style:style style:name="P18" style:family="paragraph" style:parent-style-name="Table_20_Contents">
      <style:paragraph-properties fo:margin-top="0cm" fo:margin-bottom="0cm" fo:text-align="start" style:justify-single-word="false" style:shadow="none" text:number-lines="false" text:line-number="0"/>
      <style:text-properties style:font-name="Courier New1" fo:font-size="10pt" style:font-name-asian="Courier New1" style:font-size-asian="10pt" style:font-name-complex="Courier New1" style:font-size-complex="10pt"/>
    </style:style>
    <style:style style:name="P19" style:family="paragraph" style:parent-style-name="Text_20_body_20_indent">
      <style:text-properties style:language-asian="zh" style:country-asian="TW"/>
    </style:style>
    <style:style style:name="P20" style:family="paragraph" style:parent-style-name="Heading_20_2">
      <style:text-properties style:font-name="Tahoma" fo:font-size="13pt" fo:font-style="normal" style:font-size-asian="13pt" style:font-style-asian="normal" style:font-size-complex="13pt" style:font-style-complex="normal"/>
    </style:style>
    <style:style style:name="P21" style:family="paragraph" style:parent-style-name="Heading_20_2">
      <style:paragraph-properties fo:break-before="page"/>
      <style:text-properties style:font-name="Tahoma" fo:font-size="13pt" fo:font-style="normal" style:font-size-asian="13pt" style:font-style-asian="normal" style:font-size-complex="13pt" style:font-style-complex="normal"/>
    </style:style>
    <style:style style:name="P22" style:family="paragraph" style:parent-style-name="Standard">
      <style:paragraph-properties fo:break-before="page"/>
    </style:style>
    <style:style style:name="P23" style:family="paragraph" style:parent-style-name="Heading_20_3">
      <style:text-properties style:language-asian="zh" style:country-asian="TW"/>
    </style:style>
    <style:style style:name="P24" style:family="paragraph" style:parent-style-name="Heading_20_4">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paragraph-properties fo:text-align="start" style:justify-single-word="false"/>
      <style:text-properties style:language-asian="zh" style:country-asian="TW"/>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fo:color="#000000" style:font-name="Calibri" fo:font-size="12pt"/>
    </style:style>
    <style:style style:name="P29" style:family="paragraph" style:parent-style-name="Table_20_Heading">
      <style:paragraph-properties fo:text-align="center" style:justify-single-word="false"/>
    </style:style>
    <style:style style:name="P30" style:family="paragraph" style:parent-style-name="Code_20_Indent_20_2">
      <style:text-properties fo:color="#000000" style:font-name="Courier New1" fo:font-size="10pt" style:font-name-asian="Courier New1" style:font-size-asian="10pt" style:font-name-complex="Courier New1" style:font-size-complex="10pt"/>
    </style:style>
    <style:style style:name="P31" style:family="paragraph" style:parent-style-name="Code_20_Indent_20_2">
      <style:text-properties style:language-asian="zh" style:country-asian="TW"/>
    </style:style>
    <style:style style:name="P32" style:family="paragraph" style:parent-style-name="Code_20_Indent_20_2">
      <style:text-properties style:font-name="Courier New1" fo:font-size="10pt" style:font-name-asian="Courier New1" style:font-size-asian="10pt" style:font-name-complex="Courier New1" style:font-size-complex="10pt"/>
    </style:style>
    <style:style style:name="P33" style:family="paragraph" style:parent-style-name="Text_20_body_20_indent_20_2">
      <style:text-properties style:language-asian="zh" style:country-asian="TW"/>
    </style:style>
    <style:style style:name="P34" style:family="paragraph" style:parent-style-name="Contents_20_1">
      <style:paragraph-properties>
        <style:tab-stops>
          <style:tab-stop style:position="17.59cm" style:type="right" style:leader-style="dotted" style:leader-text="."/>
        </style:tab-stops>
      </style:paragraph-properties>
    </style:style>
    <style:style style:name="P35" style:family="paragraph" style:parent-style-name="Contents_20_2">
      <style:paragraph-properties>
        <style:tab-stops>
          <style:tab-stop style:position="17.09cm" style:type="right" style:leader-style="dotted" style:leader-text="."/>
        </style:tab-stops>
      </style:paragraph-properties>
    </style:style>
    <style:style style:name="P36" style:family="paragraph" style:parent-style-name="Contents_20_3">
      <style:paragraph-properties>
        <style:tab-stops>
          <style:tab-stop style:position="16.591cm" style:type="right" style:leader-style="dotted" style:leader-text="."/>
        </style:tab-stops>
      </style:paragraph-properties>
    </style:style>
    <style:style style:name="P3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font-size-asian="20pt" style:font-size-complex="20pt"/>
    </style:style>
    <style:style style:name="P3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3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language-asian="zh" style:country-asian="TW"/>
    </style:style>
    <style:style style:name="T5" style:family="text">
      <style:text-properties style:font-name="Courier New1"/>
    </style:style>
    <style:style style:name="T6" style:family="text">
      <style:text-properties style:font-name="Courier New1" fo:font-size="10pt" style:font-name-asian="Courier New1" style:font-size-asian="10pt" style:font-name-complex="Courier New1" style:font-size-complex="10pt"/>
    </style:style>
    <style:style style:name="T7" style:family="text">
      <style:text-properties style:font-name="Courier New1" fo:font-size="10pt" fo:background-color="transparent" style:font-name-asian="Courier New1" style:language-asian="zh" style:country-asian="TW" style:font-name-complex="Courier New1"/>
    </style:style>
    <style:style style:name="T8" style:family="text">
      <style:text-properties fo:color="#000000"/>
    </style:style>
    <style:style style:name="T9" style:family="text">
      <style:text-properties fo:color="#000000" style:font-name="Courier New1" fo:font-size="10pt" style:font-name-asian="Courier New1" style:font-size-asian="10pt" style:language-asian="zh" style:country-asian="TW" style:font-name-complex="Courier New1" style:font-size-complex="10pt"/>
    </style:style>
    <style:style style:name="T10" style:family="text">
      <style:text-properties fo:color="#000000" style:font-name="Courier New1" fo:font-size="10pt" style:font-name-asian="Courier New1" style:font-size-asian="10pt" style:font-name-complex="Courier New1" style:font-size-complex="10pt"/>
    </style:style>
    <style:style style:name="T11" style:family="text">
      <style:text-properties fo:color="#000000" style:font-name="Courier New1" fo:font-size="10pt" fo:background-color="transparent" style:font-name-asian="Courier New1" style:language-asian="zh" style:country-asian="TW" style:font-name-complex="Courier New1"/>
    </style:style>
    <style:style style:name="T12" style:family="text">
      <style:text-properties fo:color="#000000" style:font-name="Calibri" fo:font-size="12pt"/>
    </style:style>
    <style:style style:name="T13" style:family="text">
      <style:text-properties fo:color="#000000" style:font-name="Calibri" fo:font-size="12pt" style:font-size-asian="10p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7"/>
      <text:p text:style-name="Document_20_Title">ZK Style Guide</text:p>
      <text:p text:style-name="Document_20_SubTitle">Version 3.0.4</text:p>
      <text:p text:style-name="P10">March 2008</text:p>
      <text:p text:style-name="P11">Potix Corporation</text:p>
      <text:p text:style-name="P8"/>
      <text:p text:style-name="P38"/>
      <text:p text:style-name="P39"/>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 XUL Components<text:tab/>4</text:p>
          <text:p text:style-name="P35"><text:a xlink:type="simple" xlink:href="#1.1.Bandbox|outline" text:style-name="Internet_20_link" text:visited-style-name="Internet_20_link">Bandbox<text:tab/>4</text:a></text:p>
          <text:p text:style-name="P36"><text:a xlink:type="simple" xlink:href="#1.1.1.Input Box|outline" text:style-name="Internet_20_link" text:visited-style-name="Internet_20_link">Input Box<text:tab/>4</text:a></text:p>
          <text:p text:style-name="P36"><text:a xlink:type="simple" xlink:href="#1.1.2.Popup|outline" text:style-name="Internet_20_link" text:visited-style-name="Internet_20_link">Popup<text:tab/>4</text:a></text:p>
          <text:p text:style-name="P35"><text:a xlink:type="simple" xlink:href="#1.2.Calendar|outline" text:style-name="Internet_20_link" text:visited-style-name="Internet_20_link">Calendar<text:tab/>6</text:a></text:p>
          <text:p text:style-name="P35"><text:a xlink:type="simple" xlink:href="#1.3.Combobox|outline" text:style-name="Internet_20_link" text:visited-style-name="Internet_20_link">Combobox<text:tab/>8</text:a></text:p>
          <text:p text:style-name="P36"><text:a xlink:type="simple" xlink:href="#1.3.1.Input Box|outline" text:style-name="Internet_20_link" text:visited-style-name="Internet_20_link">Input Box<text:tab/>8</text:a></text:p>
          <text:p text:style-name="P36"><text:a xlink:type="simple" xlink:href="#1.3.2.Popup|outline" text:style-name="Internet_20_link" text:visited-style-name="Internet_20_link">Popup<text:tab/>9</text:a></text:p>
          <text:p text:style-name="P35"><text:a xlink:type="simple" xlink:href="#1.4.Intbox|outline" text:style-name="Internet_20_link" text:visited-style-name="Internet_20_link">Intbox<text:tab/>10</text:a></text:p>
          <text:p text:style-name="P36"><text:a xlink:type="simple" xlink:href="#1.4.1.Input Box|outline" text:style-name="Internet_20_link" text:visited-style-name="Internet_20_link">Input Box<text:tab/>10</text:a></text:p>
          <text:p text:style-name="P36"><text:a xlink:type="simple" xlink:href="#1.4.2.Input Box with Constraint|outline" text:style-name="Internet_20_link" text:visited-style-name="Internet_20_link">Input Box with Constraint<text:tab/>10</text:a></text:p>
          <text:p text:style-name="P35"><text:a xlink:type="simple" xlink:href="#1.6.Tabbox – Horizontal |outline" text:style-name="Internet_20_link" text:visited-style-name="Internet_20_link">Tabbox – Horizontal <text:tab/>12</text:a></text:p>
          <text:p text:style-name="P36"><text:a xlink:type="simple" xlink:href="#1.6.1.Style of Panel|outline" text:style-name="Internet_20_link" text:visited-style-name="Internet_20_link">Style of Panel<text:tab/>12</text:a></text:p>
          <text:p text:style-name="P36"><text:a xlink:type="simple" xlink:href="#1.6.2.Style of Tabs Corner|outline" text:style-name="Internet_20_link" text:visited-style-name="Internet_20_link">Style of Tabs Corner<text:tab/>12</text:a></text:p>
          <text:p text:style-name="P36"><text:a xlink:type="simple" xlink:href="#1.6.3.Style of Selected Tab|outline" text:style-name="Internet_20_link" text:visited-style-name="Internet_20_link">Style of Selected Tab<text:tab/>13</text:a></text:p>
          <text:p text:style-name="P36"><text:a xlink:type="simple" xlink:href="#1.6.4.Style of Non-Selected Tab|outline" text:style-name="Internet_20_link" text:visited-style-name="Internet_20_link">Style of Non-Selected Tab<text:tab/>15</text:a></text:p>
          <text:p text:style-name="P35"><text:a xlink:type="simple" xlink:href="#1.7.Timebox|outline" text:style-name="Internet_20_link" text:visited-style-name="Internet_20_link">Timebox<text:tab/>18</text:a></text:p>
          <text:p text:style-name="P36"><text:a xlink:type="simple" xlink:href="#1.7.1.Input Box|outline" text:style-name="Internet_20_link" text:visited-style-name="Internet_20_link">Input Box<text:tab/>18</text:a></text:p>
          <text:p text:style-name="P35"><text:a xlink:type="simple" xlink:href="#1.8.Basic Toolbar with Toolbarbutton|outline" text:style-name="Internet_20_link" text:visited-style-name="Internet_20_link">Basic Toolbar with Toolbarbutton<text:tab/>19</text:a></text:p>
          <text:p text:style-name="P36"><text:a xlink:type="simple" xlink:href="#1.8.1.Toolbar with Toolbarbutton|outline" text:style-name="Internet_20_link" text:visited-style-name="Internet_20_link">Toolbar with Toolbarbutton<text:tab/>19</text:a></text:p>
          <text:p text:style-name="P36"><text:a xlink:type="simple" xlink:href="#1.8.2.TODO:|outline" text:style-name="Internet_20_link" text:visited-style-name="Internet_20_link">TODO:<text:tab/>20</text:a></text:p>
          <text:p text:style-name="P35"><text:a xlink:type="simple" xlink:href="#1.9.Toolbarbutton in Caption|outline" text:style-name="Internet_20_link" text:visited-style-name="Internet_20_link">Toolbarbutton in Caption<text:tab/>21</text:a></text:p>
          <text:p text:style-name="P36"><text:a xlink:type="simple" xlink:href="#1.9.1.Toolbarbutton in Caption|outline" text:style-name="Internet_20_link" text:visited-style-name="Internet_20_link">Toolbarbutton in Caption<text:tab/>21</text:a></text:p>
          <text:p text:style-name="P36"><text:a xlink:type="simple" xlink:href="#1.9.2.TODO:|outline" text:style-name="Internet_20_link" text:visited-style-name="Internet_20_link">TODO:<text:tab/>22</text:a></text:p>
        </text:index-body>
      </text:table-of-content>
      <text:h text:style-name="Heading_20_1" text:outline-level="1">1. XUL Components</text:h>
      <text:h text:style-name="P20" text:outline-level="2">Bandbox</text:h>
      <text:p text:style-name="Text_20_body"><draw:frame draw:style-name="fr2" draw:name="graphics1" text:anchor-type="paragraph" svg:width="7.25cm" svg:height="3.413cm" draw:z-index="2"><draw:image xlink:href="../images/bandbox.jpg" xlink:type="simple" xlink:show="embed" xlink:actuate="onLoad"/></draw:frame>Bandbox is composed of two parts, an input box and a popup.</text:p>
      <text:h text:style-name="Heading_20_3" text:outline-level="3">Input Box</text:h>
      <text:p text:style-name="Text_20_body_20_indent"><draw:frame draw:style-name="fr2" draw:name="graphics3" text:anchor-type="paragraph" svg:width="14.684cm" svg:height="2.54cm" draw:z-index="4"><draw:image xlink:href="../images/bandbox-span.jpg" xlink:type="simple" xlink:show="embed" xlink:actuate="onLoad"/></draw:frame></text:p>
      <text:p text:style-name="Standard"/>
      <text:p text:style-name="Standard"/>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9">CSS Definition</text:p>
          </table:table-cell>
          <table:table-cell table:style-name="Table17.A1" office:value-type="string">
            <text:p text:style-name="P29">Description</text:p>
          </table:table-cell>
          <table:table-cell table:style-name="Table17.C1" office:value-type="string">
            <text:p text:style-name="P29">Default Values</text:p>
          </table:table-cell>
        </table:table-row>
        <table:table-row>
          <table:table-cell table:style-name="Table17.A2" office:value-type="string">
            <text:p text:style-name="P27"><text:span text:style-name="Source_20_Text">span.bandbox</text:span></text:p>
          </table:table-cell>
          <table:table-cell table:style-name="Table17.A2" office:value-type="string">
            <text:p text:style-name="P27">The outline of combbox</text:p>
          </table:table-cell>
          <table:table-cell table:style-name="Table17.C2" office:value-type="string">
            <text:p text:style-name="P27"><text:span text:style-name="Source_20_Text">border: 0; </text:span></text:p>
            <text:p text:style-name="P27"><text:span text:style-name="Source_20_Text">padding: 0; </text:span></text:p>
            <text:p text:style-name="P27"><text:span text:style-name="Source_20_Text">margin: 0; </text:span></text:p>
            <text:p text:style-name="P27"><text:span text:style-name="Source_20_Text">white-space: nowrap;</text:span></text:p>
          </table:table-cell>
        </table:table-row>
      </table:table>
      <text:p text:style-name="Standard"/>
      <text:h text:style-name="Heading_20_3" text:outline-level="3">Popup</text:h>
      <text:p text:style-name="Text_20_body_20_indent_20_2"><draw:frame draw:style-name="fr2" draw:name="graphics2" text:anchor-type="paragraph" svg:width="15.558cm" svg:height="5.821cm" draw:z-index="3"><draw:image xlink:href="../images/bandbox-pp.jpg" xlink:type="simple" xlink:show="embed" xlink:actuate="onLoad"/></draw:frame></text:p>
      <text:p text:style-name="Standard"/>
      <table:table table:name="Table19" table:style-name="Table19">
        <table:table-column table:style-name="Table19.A"/>
        <table:table-column table:style-name="Table19.B"/>
        <table:table-column table:style-name="Table19.C"/>
        <table:table-row>
          <table:table-cell table:style-name="Table19.A1" office:value-type="string">
            <text:p text:style-name="P29">CSS Definition</text:p>
          </table:table-cell>
          <table:table-cell table:style-name="Table19.A1" office:value-type="string">
            <text:p text:style-name="P29">Description</text:p>
          </table:table-cell>
          <table:table-cell table:style-name="Table19.C1" office:value-type="string">
            <text:p text:style-name="P29">Default Values</text:p>
          </table:table-cell>
        </table:table-row>
        <table:table-row>
          <table:table-cell table:style-name="Table19.A2" office:value-type="string">
            <text:p text:style-name="P27"><text:span text:style-name="Source_20_Text">div.bandboxpp</text:span></text:p>
          </table:table-cell>
          <table:table-cell table:style-name="Table19.A2" office:value-type="string">
            <text:p text:style-name="P27">Popup of bandbox</text:p>
          </table:table-cell>
          <table:table-cell table:style-name="Table19.C2" office:value-type="string">
            <text:p text:style-name="P27"><text:span text:style-name="Source_20_Text">display: block; </text:span></text:p>
            <text:p text:style-name="P27"><text:span text:style-name="Source_20_Text">position: absolute; </text:span></text:p>
            <text:p text:style-name="P27"><text:span text:style-name="Source_20_Text">z-index: 88000;</text:span></text:p>
            <text:p text:style-name="P27"><text:span text:style-name="Source_20_Text">background: white; </text:span></text:p>
            <text:p text:style-name="P27"><text:span text:style-name="Source_20_Text">border: 1px solid black; </text:span></text:p>
            <text:p text:style-name="P27"><text:span text:style-name="Source_20_Text">padding: 2px;</text:span></text:p>
            <text:p text:style-name="P27"><text:span text:style-name="Source_20_Text">font-size: x-small;</text:span></text:p>
          </table:table-cell>
        </table:table-row>
      </table:table>
      <text:p text:style-name="Standard"/>
      <text:h text:style-name="Heading_20_4" text:outline-level="4">Customize the Background</text:h>
      <text:p text:style-name="Text_20_body_20_indent_20_2">The way to customize the background color of popup is to change the background attribute of <text:span text:style-name="Numbering_20_Symbols">div.comboboxpp</text:span>.</text:p>
      <text:p text:style-name="Text_20_body"><draw:frame draw:style-name="fr3" draw:name="graphics510" text:anchor-type="paragraph" svg:width="7.011cm" svg:height="3.149cm" draw:z-index="1"><draw:image xlink:href="../images/bandbox-pp-green.jpg" xlink:type="simple" xlink:show="embed" xlink:actuate="onLoad"/></draw:frame></text:p>
      <text:p text:style-name="Code_20_Indent_20_2">div.bandboxpp{</text:p>
      <text:p text:style-name="Code_20_Indent_20_2"><text:tab/>background: #EEF3E2;</text:p>
      <text:p text:style-name="Code_20_Indent_20_2">}</text:p>
      <text:p text:style-name="Code_20_Indent_20_2"/>
      <text:p text:style-name="Standard"/>
      <text:p text:style-name="P22"><draw:frame draw:style-name="fr4" draw:name="graphics4" text:anchor-type="paragraph" svg:x="5.973cm" svg:y="2.193cm" svg:width="5.65cm" svg:height="3.75cm" draw:z-index="6"><draw:image xlink:href="../images/calendar.gif" xlink:type="simple" xlink:show="embed" xlink:actuate="onLoad"/></draw:frame></text:p>
      <text:h text:style-name="P20" text:outline-level="2">Calendar</text:h>
      <text:p text:style-name="Text_20_body">Calender is stuck by Javascript.</text:p>
      <text:p text:style-name="Standard"><draw:frame draw:style-name="fr4" draw:name="graphics5" text:anchor-type="paragraph" svg:x="2.466cm" svg:y="5.787cm" svg:width="10.246cm" svg:height="1.012cm" draw:z-index="8"><draw:image xlink:href="../images/calendar-dow.gif" xlink:type="simple" xlink:show="embed" xlink:actuate="onLoad"/></draw:frame><draw:frame draw:style-name="fr4" draw:name="graphics6" text:anchor-type="paragraph" svg:x="2.011cm" svg:y="0.079cm" svg:width="10.292cm" svg:height="4.683cm" draw:z-index="9"><draw:image xlink:href="../images/calendar-seld.gif" xlink:type="simple" xlink:show="embed" xlink:actuate="onLoad"/></draw:frame></text:p>
      <text:h text:style-name="P23" text:outline-level="3"><draw:frame draw:style-name="fr5" draw:name="graphics110" text:anchor-type="paragraph" svg:x="2.057cm" svg:y="5.775cm" svg:width="11.162cm" svg:height="1.633cm" draw:z-index="5"><draw:image xlink:href="../images/calendar-year.gif" xlink:type="simple" xlink:show="embed" xlink:actuate="onLoad"/></draw:frame><draw:frame draw:style-name="fr4" draw:name="graphics7" text:anchor-type="paragraph" svg:x="2.355cm" svg:y="1.61cm" svg:width="11.261cm" svg:height="3.191cm" draw:z-index="10"><draw:image xlink:href="../images/calendar-day.gif" xlink:type="simple" xlink:show="embed" xlink:actuate="onLoad"/></draw:frame></text:h>
      <text:p text:style-name="P19"><draw:frame draw:style-name="fr4" draw:name="graphics8" text:anchor-type="paragraph" svg:x="3.163cm" svg:y="2.466cm" svg:width="9.491cm" svg:height="2.002cm" draw:z-index="11"><draw:image xlink:href="../images/calendar-month.gif" xlink:type="simple" xlink:show="embed" xlink:actuate="onLoad"/></draw:frame></text:p>
      <text:p text:style-name="P19"/>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CSS Definition</text:p>
          </table:table-cell>
          <table:table-cell table:style-name="Table1.A1" office:value-type="string">
            <text:p text:style-name="P29">Description</text:p>
          </table:table-cell>
          <table:table-cell table:style-name="Table1.C1" office:value-type="string">
            <text:p text:style-name="P29">Default Values</text:p>
          </table:table-cell>
        </table:table-row>
        <table:table-row>
          <table:table-cell table:style-name="Table1.A2" office:value-type="string">
            <text:p text:style-name="P27"><text:span text:style-name="Source_20_Text">table.calendar</text:span></text:p>
          </table:table-cell>
          <table:table-cell table:style-name="Table1.A2" office:value-type="string">
            <text:p text:style-name="P27">The outline of calendar</text:p>
          </table:table-cell>
          <table:table-cell table:style-name="Table1.C2" office:value-type="string">
            <text:p text:style-name="Standard"><text:span text:style-name="Source_20_Text"><text:span text:style-name="T6">background: white; border: 1px solid #7F9DB9;</text:span></text:span></text:p>
          </table:table-cell>
        </table:table-row>
        <table:table-row>
          <table:table-cell table:style-name="Table1.A2" office:value-type="string">
            <text:p text:style-name="P27"><text:span text:style-name="Source_20_Text">table.calyear</text:span></text:p>
          </table:table-cell>
          <table:table-cell table:style-name="Table1.A2" office:value-type="string">
            <text:p text:style-name="P27">The outline of elect year</text:p>
          </table:table-cell>
          <table:table-cell table:style-name="Table1.C2" office:value-type="string">
            <text:p text:style-name="P4">background: #eaf0f4; border: 1px<text:span text:style-name="T6"> solid;</text:span></text:p>
            <text:p text:style-name="P4">border-color: #f8fbff #aca899 #aca899 #f8fbff;</text:p>
          </table:table-cell>
        </table:table-row>
        <table:table-row>
          <table:table-cell table:style-name="Table1.A2" office:value-type="string">
            <text:p text:style-name="P16"><text:span text:style-name="Source_20_Text"><text:span text:style-name="T4">table.calday</text:span></text:span></text:p>
          </table:table-cell>
          <table:table-cell table:style-name="Table1.A2" office:value-type="string">
            <text:p text:style-name="P27">The outline of elect day</text:p>
          </table:table-cell>
          <table:table-cell table:style-name="Table1.C2" office:value-type="string">
            <text:p text:style-name="P4">border: 1px solid #ddd;</text:p>
          </table:table-cell>
        </table:table-row>
        <table:table-row>
          <table:table-cell table:style-name="Table1.A2" office:value-type="string">
            <text:p text:style-name="P16"><text:span text:style-name="Source_20_Text"><text:span text:style-name="T4">table.calmon</text:span></text:span></text:p>
          </table:table-cell>
          <table:table-cell table:style-name="Table1.A2" office:value-type="string">
            <text:p text:style-name="P27">The outline of mon<text:span text:style-name="T2">th</text:span></text:p>
          </table:table-cell>
          <table:table-cell table:style-name="Table1.C2" office:value-type="string">
            <text:p text:style-name="P4"/>
          </table:table-cell>
        </table:table-row>
        <table:table-row>
          <table:table-cell table:style-name="Table1.A2" office:value-type="string">
            <text:p text:style-name="P16"><text:span text:style-name="Source_20_Text"><text:span text:style-name="T9">table.calmon td, tr.calday td, tr.calday td a, tr.calday td a:visited</text:span></text:span></text:p>
          </table:table-cell>
          <table:table-cell table:style-name="Table1.A2" office:value-type="string">
            <text:p text:style-name="P27">The outline of elect mon<text:span text:style-name="T2">th</text:span></text:p>
          </table:table-cell>
          <table:table-cell table:style-name="Table1.C2" office:value-type="string">
            <text:p text:style-name="P4">font-size: x-small; color: #35254F; text-align: center;</text:p>
            <text:p text:style-name="P4">cursor: pointer; text-decoration: none;</text:p>
          </table:table-cell>
        </table:table-row>
        <table:table-row>
          <table:table-cell table:style-name="Table1.A2" office:value-type="string">
            <text:p text:style-name="P17">tr.calday td a:hover</text:p>
          </table:table-cell>
          <table:table-cell table:style-name="Table1.A2" office:value-type="string">
            <text:p text:style-name="P27">The outline of <text:span text:style-name="T2">hover day</text:span></text:p>
          </table:table-cell>
          <table:table-cell table:style-name="Table1.C2" office:value-type="string">
            <text:p text:style-name="P5">text-decoration: underline;</text:p>
          </table:table-cell>
        </table:table-row>
        <table:table-row>
          <table:table-cell table:style-name="Table1.A2" office:value-type="string">
            <text:p text:style-name="P16">tr.calday td</text:p>
          </table:table-cell>
          <table:table-cell table:style-name="Table1.A2" office:value-type="string">
            <text:p text:style-name="P27">The row outline of <text:s/>elect day</text:p>
          </table:table-cell>
          <table:table-cell table:style-name="Table1.C2" office:value-type="string">
            <text:p text:style-name="P4">padding: 1px 3px;</text:p>
          </table:table-cell>
        </table:table-row>
        <table:table-row>
          <table:table-cell table:style-name="Table1.A2" office:value-type="string">
            <text:p text:style-name="P16">tr.caldow td</text:p>
          </table:table-cell>
          <table:table-cell table:style-name="Table1.A2" office:value-type="string">
            <text:p text:style-name="P27">The row outline of day of work</text:p>
          </table:table-cell>
          <table:table-cell table:style-name="Table1.C2" office:value-type="string">
            <text:p text:style-name="P4">font-size: x-small; color: #333; font-weight: bold;</text:p>
            <text:p text:style-name="P4">padding: 1px 2px; background: #e8e8f0; text-align: center;</text:p>
          </table:table-cell>
        </table:table-row>
        <table:table-row>
          <table:table-cell table:style-name="Table1.A2" office:value-type="string">
            <text:p text:style-name="P18">table.calmon td.seld, tr.calday td.seld</text:p>
          </table:table-cell>
          <table:table-cell table:style-name="Table1.A2" office:value-type="string">
            <text:p text:style-name="P27">The outline of selected day</text:p>
          </table:table-cell>
          <table:table-cell table:style-name="Table1.C2" office:value-type="string">
            <text:p text:style-name="P4">background: #bbd1ed; border: 1px solid #aac6e9;</text:p>
          </table:table-cell>
        </table:table-row>
        <table:table-row>
          <table:table-cell table:style-name="Table1.A2" office:value-type="string">
            <text:p text:style-name="P18">table.calmon td.dis, tr.calday td.dis</text:p>
          </table:table-cell>
          <table:table-cell table:style-name="Table1.A2" office:value-type="string">
            <text:p text:style-name="P27">The outline of disabled day</text:p>
          </table:table-cell>
          <table:table-cell table:style-name="Table1.C2" office:value-type="string">
            <text:p text:style-name="P4">color: #888;</text:p>
          </table:table-cell>
        </table:table-row>
      </table:table>
      <text:p text:style-name="Standard"/>
      <text:h text:style-name="Heading_20_4" text:outline-level="4">Customize the bac<text:span text:style-name="T2">kground of Calendar</text:span></text:h>
      <text:p text:style-name="Text_20_body_20_indent_20_2">The way to customize the bac<text:span text:style-name="T2">kground of Calendar</text:span> is change color as follows.</text:p>
      <text:p text:style-name="Text_20_body"><draw:frame draw:style-name="fr6" draw:name="graphics410" text:anchor-type="paragraph" svg:y="0.397cm" svg:width="6.149cm" svg:height="3.099cm" draw:z-index="7"><draw:image xlink:href="../images/custom-calendar.gif" xlink:type="simple" xlink:show="embed" xlink:actuate="onLoad"/></draw:frame></text:p>
      <text:p text:style-name="P30">table.calyear {</text:p>
      <text:p text:style-name="Code_20_Indent_20_2"><text:tab/>background: #F8AAFF; border: 1px solid;</text:p>
      <text:p text:style-name="P30">}</text:p>
      <text:p text:style-name="Standard"/>
      <text:h text:style-name="P20" text:outline-level="2">Combobox</text:h>
      <text:p text:style-name="Text_20_body"><draw:frame draw:style-name="fr2" draw:name="graphics12" text:anchor-type="paragraph" svg:width="7.25cm" svg:height="3.413cm" draw:z-index="15"><draw:image xlink:href="../images/combobox.jpg" xlink:type="simple" xlink:show="embed" xlink:actuate="onLoad"/></draw:frame>Combobox is composed of two parts, an input box and a popup.</text:p>
      <text:h text:style-name="Heading_20_3" text:outline-level="3">Input Box</text:h>
      <text:p text:style-name="Standard"><draw:frame draw:style-name="fr7" draw:name="graphics9" text:anchor-type="paragraph" svg:y="0.044cm" svg:width="11.123cm" svg:height="1.949cm" draw:z-index="12"><draw:image xlink:href="../images/combobox-input.jpg" xlink:type="simple" xlink:show="embed" xlink:actuate="onLoad"/></draw:frame></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9">CSS Definition</text:p>
          </table:table-cell>
          <table:table-cell table:style-name="Table4.A1" office:value-type="string">
            <text:p text:style-name="P29">Description</text:p>
          </table:table-cell>
          <table:table-cell table:style-name="Table4.C1" office:value-type="string">
            <text:p text:style-name="P29">Default Values</text:p>
          </table:table-cell>
        </table:table-row>
        <table:table-row>
          <table:table-cell table:style-name="Table4.A2" office:value-type="string">
            <text:p text:style-name="P27"><text:span text:style-name="Source_20_Text">span.combobox</text:span></text:p>
          </table:table-cell>
          <table:table-cell table:style-name="Table4.A2" office:value-type="string">
            <text:p text:style-name="P27">The outline of combbox</text:p>
          </table:table-cell>
          <table:table-cell table:style-name="Table4.C2" office:value-type="string">
            <text:p text:style-name="P27"><text:span text:style-name="Source_20_Text">border: 0; </text:span></text:p>
            <text:p text:style-name="P27"><text:span text:style-name="Source_20_Text">padding: 0; </text:span></text:p>
            <text:p text:style-name="P27"><text:span text:style-name="Source_20_Text">margin: 0; </text:span></text:p>
            <text:p text:style-name="P27"><text:span text:style-name="Source_20_Text">white-space: nowrap;</text:span></text:p>
          </table:table-cell>
        </table:table-row>
        <table:table-row table:style-name="Table4.3">
          <table:table-cell table:style-name="Table4.A2" office:value-type="string">
            <text:p text:style-name="P27"><text:span text:style-name="Source_20_Text">span.rbtnbk</text:span></text:p>
          </table:table-cell>
          <table:table-cell table:style-name="Table4.A2" office:value-type="string">
            <text:p text:style-name="P27">Button at the right edge</text:p>
          </table:table-cell>
          <table:table-cell table:style-name="Table4.C2" office:value-type="string">
            <text:p text:style-name="P27"><text:span text:style-name="Source_20_Text">background-image: url(${c:encodeURL('~./zul/img/btnbk.gif')}); </text:span></text:p>
            <text:p text:style-name="P27"><text:span text:style-name="Source_20_Text">background-repeat: no-repeat;</text:span></text:p>
            <text:p text:style-name="P27"><text:span text:style-name="Source_20_Text">border: 1px solid #7f9db9; </text:span></text:p>
            <text:p text:style-name="P27"><text:span text:style-name="Source_20_Text">border-left: none;</text:span></text:p>
          </table:table-cell>
        </table:table-row>
      </table:table>
      <text:p text:style-name="Standard"/>
      <text:h text:style-name="Heading_20_4" text:outline-level="4">Customize the Button</text:h>
      <text:p text:style-name="Text_20_body_20_indent_20_2">The way to customize the button of combobox is to change the image as follows.</text:p>
      <text:p text:style-name="Text_20_body"><draw:frame draw:style-name="fr6" draw:name="graphics10" text:anchor-type="paragraph" svg:y="0.397cm" svg:width="4.948cm" svg:height="1.138cm" draw:z-index="13"><draw:image xlink:href="../images/combobox-btn.jpg" xlink:type="simple" xlink:show="embed" xlink:actuate="onLoad"/></draw:frame> <text:s text:c="3"/><text:tab/></text:p>
      <text:p text:style-name="Code_20_Indent_20_2">span.rbtnbk{</text:p>
      <text:p text:style-name="Code_20_Indent_20_2"><text:tab/>background-image: url(/zkdemo/green.jpg);</text:p>
      <text:p text:style-name="Code_20_Indent_20_2">}</text:p>
      <text:h text:style-name="Heading_20_3" text:outline-level="3">Popup</text:h>
      <text:p text:style-name="Standard"><draw:frame draw:style-name="fr8" draw:name="graphics210" text:anchor-type="paragraph" svg:x="0.621cm" svg:y="0.21cm" svg:width="14.439cm" svg:height="4.817cm" style:rel-height="21%" draw:z-index="16"><draw:image xlink:href="../images/combobox-with-pp.jpg" xlink:type="simple" xlink:show="embed" xlink:actuate="onLoad"/></draw:frame></text:p>
      <table:table table:name="Table5" table:style-name="Table5">
        <table:table-column table:style-name="Table5.A"/>
        <table:table-column table:style-name="Table5.B"/>
        <table:table-column table:style-name="Table5.C"/>
        <table:table-row>
          <table:table-cell table:style-name="Table5.A1" office:value-type="string">
            <text:p text:style-name="P29">CSS Definition</text:p>
          </table:table-cell>
          <table:table-cell table:style-name="Table5.A1" office:value-type="string">
            <text:p text:style-name="P29">Description</text:p>
          </table:table-cell>
          <table:table-cell table:style-name="Table5.C1" office:value-type="string">
            <text:p text:style-name="P29">Default Values</text:p>
          </table:table-cell>
        </table:table-row>
        <table:table-row>
          <table:table-cell table:style-name="Table5.A2" office:value-type="string">
            <text:p text:style-name="P27"><text:span text:style-name="Source_20_Text">div.comboboxpp</text:span></text:p>
          </table:table-cell>
          <table:table-cell table:style-name="Table5.A2" office:value-type="string">
            <text:p text:style-name="P27">Popup of combobox</text:p>
          </table:table-cell>
          <table:table-cell table:style-name="Table5.C2" office:value-type="string">
            <text:p text:style-name="P27"><text:span text:style-name="Source_20_Text">display: block; </text:span></text:p>
            <text:p text:style-name="P27"><text:span text:style-name="Source_20_Text">position: absolute; </text:span></text:p>
            <text:p text:style-name="P27"><text:span text:style-name="Source_20_Text">z-index: 88000;</text:span></text:p>
            <text:p text:style-name="P27"><text:span text:style-name="Source_20_Text">background: white; </text:span></text:p>
            <text:p text:style-name="P27"><text:span text:style-name="Source_20_Text">border: 1px solid black; </text:span></text:p>
            <text:p text:style-name="P27"><text:span text:style-name="Source_20_Text">padding: 2px;</text:span></text:p>
            <text:p text:style-name="P27"><text:span text:style-name="Source_20_Text">font-size: x-small;</text:span></text:p>
          </table:table-cell>
        </table:table-row>
        <table:table-row table:style-name="Table5.3">
          <table:table-cell table:style-name="Table5.A2" office:value-type="string">
            <text:p text:style-name="P27"><text:span text:style-name="Source_20_Text">.comboboxpp td</text:span></text:p>
          </table:table-cell>
          <table:table-cell table:style-name="Table5.A2" office:value-type="string">
            <text:p text:style-name="P27">Label in the popup</text:p>
          </table:table-cell>
          <table:table-cell table:style-name="Table5.C2" office:value-type="string">
            <text:p text:style-name="P27"><text:span text:style-name="Source_20_Text">white-space: nowrap; </text:span></text:p>
            <text:p text:style-name="P27"><text:span text:style-name="Source_20_Text">font-size: x-small;</text:span></text:p>
            <text:p text:style-name="P27"><text:span text:style-name="Source_20_Text">cursor: pointer;</text:span></text:p>
          </table:table-cell>
        </table:table-row>
        <table:table-row table:style-name="Table5.3">
          <table:table-cell table:style-name="Table5.A2" office:value-type="string">
            <text:p text:style-name="P27"><text:span text:style-name="Source_20_Text">.comboboxpp td span</text:span></text:p>
          </table:table-cell>
          <table:table-cell table:style-name="Table5.A2" office:value-type="string">
            <text:p text:style-name="P27">Descriptions in the popup</text:p>
          </table:table-cell>
          <table:table-cell table:style-name="Table5.C2" office:value-type="string">
            <text:p text:style-name="P27"><text:span text:style-name="Source_20_Text">color: #888;</text:span></text:p>
            <text:p text:style-name="P27"><text:span text:style-name="Source_20_Text">font-size: xx-small; </text:span></text:p>
            <text:p text:style-name="P27"><text:span text:style-name="Source_20_Text">padding-left: 6px;</text:span></text:p>
          </table:table-cell>
        </table:table-row>
      </table:table>
      <text:p text:style-name="Standard"/>
      <text:h text:style-name="Heading_20_4" text:outline-level="4">Customize the Background</text:h>
      <text:p text:style-name="Text_20_body_20_indent_20_2">The way to customize the background color of popup is to change the background attribute of <text:span text:style-name="Numbering_20_Symbols">div.comboboxpp</text:span>.</text:p>
      <text:p text:style-name="Text_20_body"><draw:frame draw:style-name="fr3" draw:name="graphics11" text:anchor-type="paragraph" svg:width="7.011cm" svg:height="3.149cm" draw:z-index="14"><draw:image xlink:href="../images/comboboxpp.jpg" xlink:type="simple" xlink:show="embed" xlink:actuate="onLoad"/></draw:frame></text:p>
      <text:p text:style-name="Code_20_Indent_20_2">div.comboboxpp{</text:p>
      <text:p text:style-name="Code_20_Indent_20_2"><text:tab/>background: #EEF3E2;</text:p>
      <text:p text:style-name="Code_20_Indent_20_2">}</text:p>
      <text:p text:style-name="Standard"/>
      <text:h text:style-name="P20" text:outline-level="2">Intbox</text:h>
      <text:p text:style-name="Text_20_body"><draw:frame draw:style-name="fr2" draw:name="graphics14" text:anchor-type="paragraph" svg:width="4.353cm" svg:height="1.263cm" draw:z-index="18"><draw:image xlink:href="../images/intbox.gif" xlink:type="simple" xlink:show="embed" xlink:actuate="onLoad"/></draw:frame>Intbox is an input box.</text:p>
      <text:h text:style-name="Heading_20_3" text:outline-level="3">Input Box</text:h>
      <text:p text:style-name="Standard"><draw:frame draw:style-name="fr7" draw:name="graphics13" text:anchor-type="paragraph" svg:y="0.044cm" svg:width="11.292cm" svg:height="3.313cm" draw:z-index="17"><draw:image xlink:href="../images/intbox-des.gif" xlink:type="simple" xlink:show="embed" xlink:actuate="onLoad"/></draw:frame></text:p>
      <text:h text:style-name="Heading_20_3" text:outline-level="3">Input Box with Con<text:span text:style-name="T2">straint</text:span></text:h>
      <text:p text:style-name="P19"><draw:frame draw:style-name="fr7" draw:name="graphics16" text:anchor-type="paragraph" svg:y="0.044cm" svg:width="11.292cm" svg:height="3.313cm" draw:z-index="20"><draw:image xlink:href="../images/intbox-constraint-des.gif" xlink:type="simple" xlink:show="embed" xlink:actuate="onLoad"/></draw:frame></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9">CSS Definition</text:p>
          </table:table-cell>
          <table:table-cell table:style-name="Table6.A1" office:value-type="string">
            <text:p text:style-name="P29">Description</text:p>
          </table:table-cell>
          <table:table-cell table:style-name="Table6.C1" office:value-type="string">
            <text:p text:style-name="P29">Default Values</text:p>
          </table:table-cell>
        </table:table-row>
        <table:table-row>
          <table:table-cell table:style-name="Table6.A2" office:value-type="string">
            <text:p text:style-name="P27"><text:span text:style-name="Source_20_Text">.text</text:span></text:p>
          </table:table-cell>
          <table:table-cell table:style-name="Table6.A2" office:value-type="string">
            <text:p text:style-name="P27">The outline of intbox</text:p>
          </table:table-cell>
          <table:table-cell table:style-name="Table6.C2" office:value-type="string">
            <text:p text:style-name="Standard"><text:span text:style-name="Source_20_Text"><text:span text:style-name="T6">background: #FFF url(</text:span></text:span><text:span text:style-name="Source_20_Text"><text:span text:style-name="T10">${c:encodeURL('~./zul/img/grid/text-bg.gif')}</text:span></text:span><text:span text:style-name="Source_20_Text"><text:span text:style-name="T6">) repeat-x 0 0;</text:span></text:span></text:p>
            <text:p text:style-name="Table_20_Contents"><text:span text:style-name="Source_20_Text"><text:span text:style-name="T5">repeat-x scroll 0pt;</text:span></text:span></text:p>
            <text:p text:style-name="P25">border:1px solid #7F9DB9;</text:p>
            <text:p text:style-name="Table_20_Contents"><text:span text:style-name="Source_20_Text"/></text:p>
          </table:table-cell>
        </table:table-row>
        <table:table-row>
          <table:table-cell table:style-name="Table6.A2" office:value-type="string">
            <text:p text:style-name="P16"><text:span text:style-name="Source_20_Text"><text:span text:style-name="T7">.</text:span></text:span><text:span text:style-name="Source_20_Text"><text:span text:style-name="T11">text-invalid</text:span></text:span><text:span text:style-name="Source_20_Text"><text:span text:style-name="T7"> </text:span></text:span></text:p>
          </table:table-cell>
          <table:table-cell table:style-name="Table6.A2" office:value-type="string">
            <text:p text:style-name="P27">The outline of intbox</text:p>
          </table:table-cell>
          <table:table-cell table:style-name="Table6.C2" office:value-type="string">
            <text:p text:style-name="P4">background: #FFF url(<text:span text:style-name="T8">${c:encodeURL('~./zul/img/grid/text-bg-invalid.gif')}</text:span>) repeat-x 0 0;</text:p>
            <text:p text:style-name="P4"><text:tab/>border: 1px solid #DD7870;</text:p>
          </table:table-cell>
        </table:table-row>
      </table:table>
      <text:p text:style-name="Standard"/>
      <text:h text:style-name="Heading_20_4" text:outline-level="4">Customize the bac<text:span text:style-name="T2">kground of Intbox</text:span></text:h>
      <text:p text:style-name="Text_20_body_20_indent_20_2">The way to customize the bac<text:span text:style-name="T2">kground of Intbox</text:span> is change color as follows.</text:p>
      <text:p text:style-name="Text_20_body"><draw:frame draw:style-name="fr6" draw:name="graphics15" text:anchor-type="paragraph" svg:y="0.397cm" svg:width="2.17cm" svg:height="0.727cm" draw:z-index="19"><draw:image xlink:href="../images/custom-intbox.gif" xlink:type="simple" xlink:show="embed" xlink:actuate="onLoad"/></draw:frame></text:p>
      <text:p text:style-name="Code_20_Indent_20_2">.text{</text:p>
      <text:p text:style-name="Code_20_Indent_20_2"><text:tab/>background: gray;</text:p>
      <text:p text:style-name="Code_20_Indent_20_2">}</text:p>
      <text:h text:style-name="Heading_20_4" text:outline-level="4">Customize the constraint<text:span text:style-name="T2"> of Intbox</text:span></text:h>
      <text:p text:style-name="P33">The way to customize the border of Intbox is change color as follows.</text:p>
      <text:p text:style-name="P6"><draw:frame draw:style-name="fr6" draw:name="graphics17" text:anchor-type="paragraph" svg:y="0.397cm" svg:width="2.17cm" svg:height="0.727cm" draw:z-index="21"><draw:image xlink:href="../images/custom-intbox-constraint.gif" xlink:type="simple" xlink:show="embed" xlink:actuate="onLoad"/></draw:frame></text:p>
      <text:p text:style-name="Code_20_Indent_20_2"><text:span text:style-name="Source_20_Text"><text:span text:style-name="T7">.</text:span></text:span><text:span text:style-name="Source_20_Text"><text:span text:style-name="T11">text-invalid</text:span></text:span>{</text:p>
      <text:p text:style-name="Code_20_Indent_20_2"><text:tab/>border: 1px solid black;</text:p>
      <text:p text:style-name="P31">}</text:p>
      <text:p text:style-name="Standard"/>
      <text:h text:style-name="P21" text:outline-level="2"/>
      <text:h text:style-name="P20" text:outline-level="2">Tabbox – Horizontal </text:h>
      <text:p text:style-name="Text_20_body"><draw:frame draw:style-name="fr2" draw:name="graphics18" text:anchor-type="paragraph" svg:width="11.559cm" svg:height="3.203cm" draw:z-index="22"><draw:image xlink:href="../images/tabbox-hor.png" xlink:type="simple" xlink:show="embed" xlink:actuate="onLoad"/></draw:frame></text:p>
      <text:p text:style-name="Text_20_body">The style of hor<text:span text:style-name="T2">izontal</text:span> tabbox include 4 parts, style of panel, tabs corner<text:span text:style-name="T2">, selected tab and non-selected tab.</text:span></text:p>
      <text:h text:style-name="Heading_20_3" text:outline-level="3">Style of Panel</text:h>
      <text:p text:style-name="Standard"><draw:frame draw:style-name="fr2" draw:name="graphics19" text:anchor-type="paragraph" svg:width="14.938cm" svg:height="3.366cm" draw:z-index="23"><draw:image xlink:href="../images/tabbox-hor-body.png" xlink:type="simple" xlink:show="embed" xlink:actuate="onLoad"/></draw:frame></text:p>
      <text:p text:style-name="Standard"/>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CSS Definition</text:p>
          </table:table-cell>
          <table:table-cell table:style-name="Table7.A1" office:value-type="string">
            <text:p text:style-name="P29">Description</text:p>
          </table:table-cell>
          <table:table-cell table:style-name="Table7.C1" office:value-type="string">
            <text:p text:style-name="P29">Default Values</text:p>
          </table:table-cell>
        </table:table-row>
        <table:table-row>
          <table:table-cell table:style-name="Table7.A2" office:value-type="string">
            <text:p text:style-name="P27"><text:span text:style-name="Source_20_Text">.</text:span><text:span text:style-name="Source_20_Text"><text:span text:style-name="T12">tabpanel</text:span></text:span></text:p>
          </table:table-cell>
          <table:table-cell table:style-name="Table7.A2" office:value-type="string">
            <text:p text:style-name="P26">the border of panel of tabbox</text:p>
          </table:table-cell>
          <table:table-cell table:style-name="Table7.C2" office:value-type="string">
            <text:p text:style-name="P14"><text:span text:style-name="Source_20_Text"><text:span text:style-name="T13">border-bottom:1px solid #5C6C7C;</text:span></text:span></text:p>
            <text:p text:style-name="P15">border-left:1px solid #5C6C7C;</text:p>
            <text:p text:style-name="P15">border-right:1px solid #5C6C7C;</text:p>
            <text:p text:style-name="P15">padding:5px;</text:p>
            <text:p text:style-name="Standard"><text:span text:style-name="Source_20_Text"><text:span text:style-name="T3"/></text:span></text:p>
          </table:table-cell>
        </table:table-row>
      </table:table>
      <text:p text:style-name="Standard"/>
      <text:h text:style-name="P23" text:outline-level="3">Style of Tabs Corner</text:h>
      <text:p text:style-name="P19"/>
      <text:p text:style-name="Standard"><draw:frame draw:style-name="fr2" draw:name="graphics23" text:anchor-type="paragraph" svg:width="15.212cm" svg:height="2.436cm" draw:z-index="27"><draw:image xlink:href="../images/tabbox-hor-corner.png" xlink:type="simple" xlink:show="embed" xlink:actuate="onLoad"/></draw:fram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9">CSS Definition</text:p>
          </table:table-cell>
          <table:table-cell table:style-name="Table8.A1" office:value-type="string">
            <text:p text:style-name="P29">Description</text:p>
          </table:table-cell>
          <table:table-cell table:style-name="Table8.C1" office:value-type="string">
            <text:p text:style-name="P29">Default Values</text:p>
          </table:table-cell>
        </table:table-row>
        <table:table-row>
          <table:table-cell table:style-name="Table8.A2" office:value-type="string">
            <text:p text:style-name="P27"><text:span text:style-name="Source_20_Text"><text:span text:style-name="T12">.tab-3d-first1 </text:span></text:span></text:p>
          </table:table-cell>
          <table:table-cell table:style-name="Table8.A2" office:value-type="string">
            <text:p text:style-name="P26">The left corner</text:p>
          </table:table-cell>
          <table:table-cell table:style-name="Table8.C2" office:value-type="string">
            <text:p text:style-name="P14"><text:span text:style-name="Source_20_Text"><text:span text:style-name="T13">background-image:url(/zkdemo/zkau/web/zul/img/tab/3d-first1.gif);</text:span></text:span></text:p>
            <text:p text:style-name="P15">height:3px;</text:p>
            <text:p text:style-name="P15">width:1px;</text:p>
          </table:table-cell>
        </table:table-row>
        <table:table-row>
          <table:table-cell table:style-name="Table8.A2" office:value-type="string">
            <text:p text:style-name="P27"><text:span text:style-name="T12">.tab-3d-first2</text:span> </text:p>
          </table:table-cell>
          <table:table-cell table:style-name="Table8.A2" office:value-type="string">
            <text:p text:style-name="P27">The line of left corner</text:p>
          </table:table-cell>
          <table:table-cell table:style-name="Table8.C2" office:value-type="string">
            <text:p text:style-name="P15">background-image:url(/zkdemo/zkau/web/zul/img/tab/3d-first2.gif);</text:p>
            <text:p text:style-name="P15">height:3px;</text:p>
            <text:p text:style-name="P15">width:3px;</text:p>
          </table:table-cell>
        </table:table-row>
        <table:table-row>
          <table:table-cell table:style-name="Table8.A2" office:value-type="string">
            <text:p text:style-name="P28">.tab-3d-last1 </text:p>
          </table:table-cell>
          <table:table-cell table:style-name="Table8.A2" office:value-type="string">
            <text:p text:style-name="P27">The line of right corner</text:p>
          </table:table-cell>
          <table:table-cell table:style-name="Table8.C2" office:value-type="string">
            <text:p text:style-name="P15">background-image:url(/zkdemo/zkau/web/zul/img/tab/3d-last1.gif);</text:p>
            <text:p text:style-name="P15">height:3px;</text:p>
            <text:p text:style-name="P15">width:3px;</text:p>
          </table:table-cell>
        </table:table-row>
        <table:table-row>
          <table:table-cell table:style-name="Table8.A2" office:value-type="string">
            <text:p text:style-name="P28">.tab-3d-last2 </text:p>
          </table:table-cell>
          <table:table-cell table:style-name="Table8.A2" office:value-type="string">
            <text:p text:style-name="P27">The right corner</text:p>
          </table:table-cell>
          <table:table-cell table:style-name="Table8.C2" office:value-type="string">
            <text:p text:style-name="P15">background-image:url(/zkdemo/zkau/web/zul/img/tab/3d-last2.gif);</text:p>
            <text:p text:style-name="P15">height:3px;</text:p>
            <text:p text:style-name="P15">width:1px;</text:p>
          </table:table-cell>
        </table:table-row>
      </table:table>
      <text:p text:style-name="P9"/>
      <text:h text:style-name="P23" text:outline-level="3"><draw:frame draw:style-name="fr2" draw:name="graphics20" text:anchor-type="paragraph" svg:width="13cm" svg:height="4.944cm" draw:z-index="24"><draw:image xlink:href="../images/tabbox-hor-tab-sel.png" xlink:type="simple" xlink:show="embed" xlink:actuate="onLoad"/></draw:frame>Style of Selected Tab</text:h>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9">CSS Definition</text:p>
          </table:table-cell>
          <table:table-cell table:style-name="Table9.A1" office:value-type="string">
            <text:p text:style-name="P29">Description</text:p>
          </table:table-cell>
          <table:table-cell table:style-name="Table9.C1" office:value-type="string">
            <text:p text:style-name="P29">Default Values</text:p>
          </table:table-cell>
        </table:table-row>
        <table:table-row>
          <table:table-cell table:style-name="Table9.A2" office:value-type="string">
            <text:p text:style-name="P27"><text:span text:style-name="Source_20_Text">.</text:span><text:span text:style-name="Source_20_Text"><text:span text:style-name="T12">tab-3d-tl-sel </text:span></text:span></text:p>
          </table:table-cell>
          <table:table-cell table:style-name="Table9.A2" office:value-type="string">
            <text:p text:style-name="P27">Top-left corner<text:span text:style-name="T2"> of a selected tab</text:span></text:p>
          </table:table-cell>
          <table:table-cell table:style-name="Table9.C2" office:value-type="string">
            <text:p text:style-name="P14"><text:span text:style-name="Source_20_Text"><text:span text:style-name="T13">background-image:url(/zkdemo/zkau/web/zul/img/tab/3d-tl-sel.gif);</text:span></text:span></text:p>
            <text:p text:style-name="P15">height:5px;</text:p>
            <text:p text:style-name="P15">width:5px;</text:p>
          </table:table-cell>
        </table:table-row>
        <table:table-row>
          <table:table-cell table:style-name="Table9.A2" office:value-type="string">
            <text:p text:style-name="P27"><text:span text:style-name="T12">.tab-3d-tm-sel</text:span> </text:p>
          </table:table-cell>
          <table:table-cell table:style-name="Table9.A2" office:value-type="string">
            <text:p text:style-name="P27">Top-middle line<text:span text:style-name="T2"> of a selected tab</text:span></text:p>
          </table:table-cell>
          <table:table-cell table:style-name="Table9.C2" office:value-type="string">
            <text:p text:style-name="P15">background-image:url(/zkdemo/zkau/web/zul/img/tab/3d-tm-sel.gif);</text:p>
            <text:p text:style-name="P15">height:5px;</text:p>
          </table:table-cell>
        </table:table-row>
        <table:table-row>
          <table:table-cell table:style-name="Table9.A2" office:value-type="string">
            <text:p text:style-name="P27"><text:span text:style-name="T12">.tab-3d-tr-sel</text:span> </text:p>
          </table:table-cell>
          <table:table-cell table:style-name="Table9.A2" office:value-type="string">
            <text:p text:style-name="P27">Top-right corner<text:span text:style-name="T2"> of a selected tab</text:span></text:p>
          </table:table-cell>
          <table:table-cell table:style-name="Table9.C2" office:value-type="string">
            <text:p text:style-name="P15">background-image:url(/zkdemo/zkau/web/zul/img/tab/3d-tr-sel.gif);</text:p>
            <text:p text:style-name="P15">height:5px;</text:p>
            <text:p text:style-name="P15">width:5px;</text:p>
          </table:table-cell>
        </table:table-row>
        <table:table-row>
          <table:table-cell table:style-name="Table9.A2" office:value-type="string">
            <text:p text:style-name="P27">.<text:span text:style-name="T12">tab-3d-ml-sel</text:span> </text:p>
          </table:table-cell>
          <table:table-cell table:style-name="Table9.A2" office:value-type="string">
            <text:p text:style-name="P27">Middle-left <text:span text:style-name="T2"><text:s/>of a selected tab</text:span></text:p>
          </table:table-cell>
          <table:table-cell table:style-name="Table9.C2" office:value-type="string">
            <text:p text:style-name="P15">background-image:url(/zkdemo/zkau/web/zul/img/tab/3d-ml-sel.gif);</text:p>
            <text:p text:style-name="P15">width:5px;</text:p>
          </table:table-cell>
        </table:table-row>
        <table:table-row>
          <table:table-cell table:style-name="Table9.A2" office:value-type="string">
            <text:p text:style-name="P27"><text:span text:style-name="T12">.tab-3d-mm-sel</text:span> </text:p>
          </table:table-cell>
          <table:table-cell table:style-name="Table9.A2" office:value-type="string">
            <text:p text:style-name="P26">Middle-middle <text:s/>of a selected tab</text:p>
          </table:table-cell>
          <table:table-cell table:style-name="Table9.C2" office:value-type="string">
            <text:p text:style-name="P15">background-image:url(/zkdemo/zkau/web/zul/img/tab/3d-mm-sel.gif);</text:p>
          </table:table-cell>
        </table:table-row>
        <table:table-row>
          <table:table-cell table:style-name="Table9.A2" office:value-type="string">
            <text:p text:style-name="P27"><text:span text:style-name="T12">.tab-3d-mr-sel</text:span> </text:p>
          </table:table-cell>
          <table:table-cell table:style-name="Table9.A2" office:value-type="string">
            <text:p text:style-name="P27">Middle-right <text:span text:style-name="T2"><text:s/>of a selected tab</text:span></text:p>
          </table:table-cell>
          <table:table-cell table:style-name="Table9.C2" office:value-type="string">
            <text:p text:style-name="P15">background-image:url(/zkdemo/zkau/web/zul/img/tab/3d-mr-sel.gif);</text:p>
            <text:p text:style-name="P15">width:5px;</text:p>
          </table:table-cell>
        </table:table-row>
        <table:table-row>
          <table:table-cell table:style-name="Table9.A2" office:value-type="string">
            <text:p text:style-name="P28">.tab-3d-bl-sel </text:p>
          </table:table-cell>
          <table:table-cell table:style-name="Table9.A2" office:value-type="string">
            <text:p text:style-name="P27">bottom-left <text:span text:style-name="T2"><text:s/>of a selected tab</text:span></text:p>
          </table:table-cell>
          <table:table-cell table:style-name="Table9.C2" office:value-type="string">
            <text:p text:style-name="P15">background-image:url(/zkdemo/zkau/web/zul/img/tab/3d-bl-sel.gif);</text:p>
            <text:p text:style-name="P15">height:3px;</text:p>
            <text:p text:style-name="P15">width:5px;</text:p>
          </table:table-cell>
        </table:table-row>
        <table:table-row>
          <table:table-cell table:style-name="Table9.A2" office:value-type="string">
            <text:p text:style-name="P28">.tab-3d-bm-sel </text:p>
          </table:table-cell>
          <table:table-cell table:style-name="Table9.A2" office:value-type="string">
            <text:p text:style-name="P27">bottom-middle <text:span text:style-name="T2"><text:s/>of a selected tab</text:span></text:p>
          </table:table-cell>
          <table:table-cell table:style-name="Table9.C2" office:value-type="string">
            <text:p text:style-name="P15">background-image:url(/zkdemo/zkau/web/zul/img/tab/3d-bm-sel.gif);</text:p>
            <text:p text:style-name="P15">height:3px;</text:p>
          </table:table-cell>
        </table:table-row>
        <table:table-row>
          <table:table-cell table:style-name="Table9.A2" office:value-type="string">
            <text:p text:style-name="P27"><text:span text:style-name="T12">.tab-3d-br-sel</text:span> </text:p>
          </table:table-cell>
          <table:table-cell table:style-name="Table9.A2" office:value-type="string">
            <text:p text:style-name="P27">bottom-right <text:span text:style-name="T2"><text:s/>of a selected tab</text:span></text:p>
          </table:table-cell>
          <table:table-cell table:style-name="Table9.C2" office:value-type="string">
            <text:p text:style-name="P15">background-image:url(/zkdemo/zkau/web/zul/img/tab/3d-br-sel.gif);</text:p>
            <text:p text:style-name="P15">height:3px;</text:p>
            <text:p text:style-name="P15">width:5px;</text:p>
          </table:table-cell>
        </table:table-row>
      </table:table>
      <text:p text:style-name="P9"/>
      <text:h text:style-name="P23" text:outline-level="3">Style of Non-Selected Tab</text:h>
      <text:p text:style-name="P19"><draw:frame draw:style-name="fr3" draw:name="graphics21" text:anchor-type="paragraph" svg:width="14.183cm" svg:height="4.927cm" draw:z-index="25"><draw:image xlink:href="../images/tabbox-hor-tab-dissel.png" xlink:type="simple" xlink:show="embed" xlink:actuate="onLoad"/></draw:frame></text:p>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9">CSS Definition</text:p>
          </table:table-cell>
          <table:table-cell table:style-name="Table10.A1" office:value-type="string">
            <text:p text:style-name="P29">Description</text:p>
          </table:table-cell>
          <table:table-cell table:style-name="Table10.C1" office:value-type="string">
            <text:p text:style-name="P29">Default Values</text:p>
          </table:table-cell>
        </table:table-row>
        <table:table-row>
          <table:table-cell table:style-name="Table10.A2" office:value-type="string">
            <text:p text:style-name="P27"><text:span text:style-name="Source_20_Text">.</text:span><text:span text:style-name="Source_20_Text"><text:span text:style-name="T12">tab-3d-tl-uns </text:span></text:span></text:p>
          </table:table-cell>
          <table:table-cell table:style-name="Table10.A2" office:value-type="string">
            <text:p text:style-name="P27">Top-left corner<text:span text:style-name="T2"> of a non-selected tab</text:span></text:p>
          </table:table-cell>
          <table:table-cell table:style-name="Table10.C2" office:value-type="string">
            <text:p text:style-name="P14"><text:span text:style-name="Source_20_Text"><text:span text:style-name="T13">background-image:url(/zkdemo/zkau/web/zul/img/tab/3d-tl-uns.gif);</text:span></text:span></text:p>
            <text:p text:style-name="P15">height:5px;</text:p>
            <text:p text:style-name="P15">width:5px;</text:p>
          </table:table-cell>
        </table:table-row>
        <table:table-row>
          <table:table-cell table:style-name="Table10.A2" office:value-type="string">
            <text:p text:style-name="P27"><text:span text:style-name="T12">.tab-3d-tm-</text:span><text:span text:style-name="Source_20_Text"><text:span text:style-name="T12">uns</text:span></text:span> </text:p>
          </table:table-cell>
          <table:table-cell table:style-name="Table10.A2" office:value-type="string">
            <text:p text:style-name="P27">Top-middle line<text:span text:style-name="T2"> of a non-selected tab</text:span></text:p>
          </table:table-cell>
          <table:table-cell table:style-name="Table10.C2" office:value-type="string">
            <text:p text:style-name="P15">background-image:url(/zkdemo/zkau/web/zul/img/tab/3d-tm-uns.gif);</text:p>
            <text:p text:style-name="P15">height:5px;</text:p>
          </table:table-cell>
        </table:table-row>
        <table:table-row>
          <table:table-cell table:style-name="Table10.A2" office:value-type="string">
            <text:p text:style-name="P27"><text:span text:style-name="T12">.tab-3d-tr-</text:span><text:span text:style-name="Source_20_Text"><text:span text:style-name="T12">uns</text:span></text:span> </text:p>
          </table:table-cell>
          <table:table-cell table:style-name="Table10.A2" office:value-type="string">
            <text:p text:style-name="P27">Top-right corner<text:span text:style-name="T2"> of a non-selected tab</text:span></text:p>
          </table:table-cell>
          <table:table-cell table:style-name="Table10.C2" office:value-type="string">
            <text:p text:style-name="P15">background-image:url(/zkdemo/zkau/web/zul/img/tab/3d-tr-uns.gif);</text:p>
            <text:p text:style-name="P15">height:5px;</text:p>
            <text:p text:style-name="P15">width:5px;</text:p>
          </table:table-cell>
        </table:table-row>
        <table:table-row>
          <table:table-cell table:style-name="Table10.A2" office:value-type="string">
            <text:p text:style-name="P27">.<text:span text:style-name="T12">tab-3d-ml-</text:span><text:span text:style-name="Source_20_Text"><text:span text:style-name="T12">uns</text:span></text:span> </text:p>
          </table:table-cell>
          <table:table-cell table:style-name="Table10.A2" office:value-type="string">
            <text:p text:style-name="P27">Middle-left <text:span text:style-name="T2"><text:s/>of a non-selected tab</text:span></text:p>
          </table:table-cell>
          <table:table-cell table:style-name="Table10.C2" office:value-type="string">
            <text:p text:style-name="P15">background-image:url(/zkdemo/zkau/web/zul/img/tab/3d-ml-uns.gif);</text:p>
            <text:p text:style-name="P15">width:5px;</text:p>
          </table:table-cell>
        </table:table-row>
        <table:table-row>
          <table:table-cell table:style-name="Table10.A2" office:value-type="string">
            <text:p text:style-name="P27"><text:span text:style-name="T12">.tab-3d-mm-uns</text:span> </text:p>
          </table:table-cell>
          <table:table-cell table:style-name="Table10.A2" office:value-type="string">
            <text:p text:style-name="P26">Middle-middle <text:s/>of a non-selected tab</text:p>
          </table:table-cell>
          <table:table-cell table:style-name="Table10.C2" office:value-type="string">
            <text:p text:style-name="P15">background-image:url(/zkdemo/zkau/web/zul/img/tab/3d-mm-uns.gif);</text:p>
          </table:table-cell>
        </table:table-row>
        <table:table-row>
          <table:table-cell table:style-name="Table10.A2" office:value-type="string">
            <text:p text:style-name="P28">.tab-3d-mr-uns</text:p>
          </table:table-cell>
          <table:table-cell table:style-name="Table10.A2" office:value-type="string">
            <text:p text:style-name="P27">Middle-right <text:span text:style-name="T2"><text:s/>of a non-selected tab</text:span></text:p>
          </table:table-cell>
          <table:table-cell table:style-name="Table10.C2" office:value-type="string">
            <text:p text:style-name="P15">background-image:url(/zkdemo/zkau/web/zul/img/tab/3d-mr-uns.gif);</text:p>
            <text:p text:style-name="P15">width:5px;</text:p>
          </table:table-cell>
        </table:table-row>
        <table:table-row>
          <table:table-cell table:style-name="Table10.A2" office:value-type="string">
            <text:p text:style-name="P28">.tab-3d-bl-uns</text:p>
          </table:table-cell>
          <table:table-cell table:style-name="Table10.A2" office:value-type="string">
            <text:p text:style-name="P27">bottom-left <text:span text:style-name="T2"><text:s/>of a non-selected tab</text:span></text:p>
          </table:table-cell>
          <table:table-cell table:style-name="Table10.C2" office:value-type="string">
            <text:p text:style-name="P15">background-image:url(/zkdemo/zkau/web/zul/img/tab/3d-bl-uns.gif);</text:p>
            <text:p text:style-name="P15">height:3px;</text:p>
            <text:p text:style-name="P15">width:5px;</text:p>
          </table:table-cell>
        </table:table-row>
        <table:table-row>
          <table:table-cell table:style-name="Table10.A2" office:value-type="string">
            <text:p text:style-name="P28">.tab-3d-bm-uns</text:p>
          </table:table-cell>
          <table:table-cell table:style-name="Table10.A2" office:value-type="string">
            <text:p text:style-name="P27">bottom-middle <text:span text:style-name="T2"><text:s/>of a non-selected tab</text:span></text:p>
          </table:table-cell>
          <table:table-cell table:style-name="Table10.C2" office:value-type="string">
            <text:p text:style-name="P15">background-image:url(/zkdemo/zkau/web/zul/img/tab/3d-bm-uns.gif);</text:p>
            <text:p text:style-name="P15">height:3px;</text:p>
          </table:table-cell>
        </table:table-row>
        <table:table-row>
          <table:table-cell table:style-name="Table10.A2" office:value-type="string">
            <text:p text:style-name="P28">.tab-3d-br-uns</text:p>
          </table:table-cell>
          <table:table-cell table:style-name="Table10.A2" office:value-type="string">
            <text:p text:style-name="P27">bottom-right <text:span text:style-name="T2"><text:s/>of a non-selected tab</text:span></text:p>
          </table:table-cell>
          <table:table-cell table:style-name="Table10.C2" office:value-type="string">
            <text:p text:style-name="P15">background-image:url(/zkdemo/zkau/web/zul/img/tab/3d-br-uns.gif);</text:p>
            <text:p text:style-name="P15">height:3px;</text:p>
            <text:p text:style-name="P15">width:5px;</text:p>
          </table:table-cell>
        </table:table-row>
      </table:table>
      <text:p text:style-name="P9"/>
      <text:h text:style-name="Heading_20_4" text:outline-level="4">Customize the panel style</text:h>
      <text:p text:style-name="Text_20_body_20_indent_20_2"><draw:frame draw:style-name="fr2" draw:name="graphics22" text:anchor-type="paragraph" svg:width="9.359cm" svg:height="2.801cm" draw:z-index="26"><draw:image xlink:href="../images/tabbox-hor-body-1.png" xlink:type="simple" xlink:show="embed" xlink:actuate="onLoad"/></draw:frame></text:p>
      <text:p text:style-name="Text_20_body_20_indent_20_2">The way to customize the bac<text:span text:style-name="T2">kground and border of Tabbox</text:span> is dec<text:span text:style-name="T2">laring</text:span> the style as follows.</text:p>
      <text:p text:style-name="Code_20_Indent_20_2">.tabpanel{</text:p>
      <text:p text:style-name="Code_20_Indent_20_2"><text:s text:c="2"/>background-color:#BBFFBB;</text:p>
      <text:p text:style-name="Code_20_Indent_20_2"><text:s text:c="2"/>border-bottom:4px solid #5C6C7C;</text:p>
      <text:p text:style-name="Code_20_Indent_20_2"><text:s text:c="2"/>border-right:3px solid #5C6C7C;</text:p>
      <text:p text:style-name="Code_20_Indent_20_2">}</text:p>
      <text:h text:style-name="Heading_20_4" text:outline-level="4">Customize the corner<text:span text:style-name="T2"> style</text:span></text:h>
      <text:p text:style-name="P33">TODO</text:p>
      <text:h text:style-name="Heading_20_4" text:outline-level="4">Customize the selected tab style</text:h>
      <text:p text:style-name="P33">TODO</text:p>
      <text:h text:style-name="Heading_20_4" text:outline-level="4">Customize the non-select tab style</text:h>
      <text:p text:style-name="P33">TODO</text:p>
      <text:h text:style-name="P24" text:outline-level="4"/>
      <text:h text:style-name="P21" text:outline-level="2">Timebox</text:h>
      <text:p text:style-name="Text_20_body"><draw:frame draw:style-name="fr2" draw:name="graphics25" text:anchor-type="paragraph" svg:width="4.496cm" svg:height="1.813cm" draw:z-index="29"><draw:image xlink:href="../images/timeBox-jeff.png" xlink:type="simple" xlink:show="embed" xlink:actuate="onLoad"/></draw:frame>Timebox is composed of 2 span, an input box and an image.</text:p>
      <text:h text:style-name="Heading_20_3" text:outline-level="3">Input Box</text:h>
      <text:p text:style-name="Standard"><draw:frame draw:style-name="fr7" draw:name="graphics24" text:anchor-type="paragraph" svg:y="0.044cm" svg:width="13.305cm" svg:height="4.526cm" draw:z-index="28"><draw:image xlink:href="../images/timeBox-des-Jeff.png" xlink:type="simple" xlink:show="embed" xlink:actuate="onLoad"/></draw:frame></text:p>
      <text:p text:style-name="Standard"/>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9">CSS Definition</text:p>
          </table:table-cell>
          <table:table-cell table:style-name="Table11.A1" office:value-type="string">
            <text:p text:style-name="P29">Description</text:p>
          </table:table-cell>
          <table:table-cell table:style-name="Table11.C1" office:value-type="string">
            <text:p text:style-name="P29">Default Values</text:p>
          </table:table-cell>
        </table:table-row>
        <table:table-row>
          <table:table-cell table:style-name="Table11.A2" office:value-type="string">
            <text:p text:style-name="P27"><text:span text:style-name="Source_20_Text">.text</text:span></text:p>
          </table:table-cell>
          <table:table-cell table:style-name="Table11.A2" office:value-type="string">
            <text:p text:style-name="P27">The outline of timebox</text:p>
          </table:table-cell>
          <table:table-cell table:style-name="Table11.C2" office:value-type="string">
            <text:p text:style-name="P25"><text:span text:style-name="Source_20_Text"><text:span text:style-name="T5">background: #FFF url(${c:encodeURL('~./zul/img/grid/text-bg.gif')}) repeat-x 0 0;</text:span></text:span></text:p>
            <text:p text:style-name="P25"><text:span text:style-name="Source_20_Text"><text:span text:style-name="T5"/></text:span></text:p>
            <text:p text:style-name="P25"><text:span text:style-name="Source_20_Text"><text:span text:style-name="T5">border: 1px solid #7F9DB9;</text:span></text:span></text:p>
            <text:p text:style-name="Table_20_Contents"><text:span text:style-name="Source_20_Text"/></text:p>
          </table:table-cell>
        </table:table-row>
        <table:table-row table:style-name="Table11.3">
          <table:table-cell table:style-name="Table11.A2" office:value-type="string">
            <text:p text:style-name="P27"><text:span text:style-name="Source_20_Text">span.rbtnbk</text:span></text:p>
          </table:table-cell>
          <table:table-cell table:style-name="Table11.A2" office:value-type="string">
            <text:p text:style-name="P27">Button at the right edge</text:p>
          </table:table-cell>
          <table:table-cell table:style-name="Table11.C2" office:value-type="string">
            <text:p text:style-name="P27"><text:span text:style-name="Source_20_Text">background-image: url(${c:encodeURL('~./zul/img/btnbk.gif')}); </text:span></text:p>
            <text:p text:style-name="P27"><text:span text:style-name="Source_20_Text"/></text:p>
            <text:p text:style-name="P27"><text:span text:style-name="Source_20_Text">background-repeat: no-repeat;</text:span></text:p>
            <text:p text:style-name="P27"><text:span text:style-name="Source_20_Text"/></text:p>
            <text:p text:style-name="P27"><text:span text:style-name="Source_20_Text">border: 1px solid #7f9db9; </text:span></text:p>
            <text:p text:style-name="P27"><text:span text:style-name="Source_20_Text"/></text:p>
            <text:p text:style-name="P27"><text:span text:style-name="Source_20_Text">border-left: none;</text:span></text:p>
            <text:p text:style-name="P27"><text:span text:style-name="Source_20_Text"/></text:p>
          </table:table-cell>
        </table:table-row>
      </table:table>
      <text:p text:style-name="Standard"/>
      <text:h text:style-name="Heading_20_4" text:outline-level="4">Customize the Button</text:h>
      <text:p text:style-name="Text_20_body_20_indent_20_2">The way to customize the button of combobox is to disable the image and change color as follows.</text:p>
      <text:p text:style-name="Text_20_body"><draw:frame draw:style-name="fr6" draw:name="graphics26" text:anchor-type="paragraph" svg:y="0.397cm" svg:width="2.17cm" svg:height="0.727cm" draw:z-index="30"><draw:image xlink:href="../images/custom_timeBox-jeff.png" xlink:type="simple" xlink:show="embed" xlink:actuate="onLoad"/></draw:frame> <text:s text:c="3"/><text:tab/></text:p>
      <text:p text:style-name="Code_20_Indent_20_2">span.rbtnbk{</text:p>
      <text:p text:style-name="Code_20_Indent_20_2"><text:tab/>background-image:url();</text:p>
      <text:p text:style-name="Code_20_Indent_20_2"><text:tab/>background-color:pink;</text:p>
      <text:p text:style-name="P31">}</text:p>
      <text:p text:style-name="Standard"/>
      <text:h text:style-name="P20" text:outline-level="2">Basic Toolbar with Toolbarbutton</text:h>
      <text:p text:style-name="Text_20_body"><draw:frame draw:style-name="fr2" draw:name="graphics29" text:anchor-type="paragraph" svg:width="6.569cm" svg:height="2.519cm" draw:z-index="33"><draw:image xlink:href="../images/toolbar-norz.png" xlink:type="simple" xlink:show="embed" xlink:actuate="onLoad"/></draw:frame>Toolbar with Toolbarbutton is composed of two parts, anchor tags and a div.</text:p>
      <text:h text:style-name="Heading_20_3" text:outline-level="3">Toolbar with Toolbarbutton</text:h>
      <text:p text:style-name="Standard"><draw:frame draw:style-name="fr7" draw:name="graphics27" text:anchor-type="paragraph" svg:y="0.044cm" svg:width="11.441cm" svg:height="4.262cm" draw:z-index="31"><draw:image xlink:href="../images/toolbar-desc.png" xlink:type="simple" xlink:show="embed" xlink:actuate="onLoad"/></draw:frame></text:p>
      <text:p text:style-name="Standard"/>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9">CSS Definition</text:p>
          </table:table-cell>
          <table:table-cell table:style-name="Table12.A1" office:value-type="string">
            <text:p text:style-name="P29">Description</text:p>
          </table:table-cell>
          <table:table-cell table:style-name="Table12.C1" office:value-type="string">
            <text:p text:style-name="P29">Default Values</text:p>
          </table:table-cell>
        </table:table-row>
        <table:table-row>
          <table:table-cell table:style-name="Table12.A2" office:value-type="string">
            <text:p text:style-name="P27"><text:span text:style-name="Source_20_Text">.toolbar</text:span></text:p>
          </table:table-cell>
          <table:table-cell table:style-name="Table12.A2" office:value-type="string">
            <text:p text:style-name="P27">The toolbar</text:p>
          </table:table-cell>
          <table:table-cell table:style-name="Table12.C2" office:value-type="string">
            <text:p text:style-name="P27"><text:span text:style-name="Source_20_Text">padding: 1px; </text:span></text:p>
            <text:p text:style-name="P27"><text:span text:style-name="Source_20_Text">background: #e0eaf7; border: 1px solid;</text:span></text:p>
            <text:p text:style-name="P27"><text:span text:style-name="Source_20_Text">border-color: #f8fbff #aca899 #aca899 #f8fbff;</text:span></text:p>
          </table:table-cell>
        </table:table-row>
        <table:table-row table:style-name="Table12.3">
          <table:table-cell table:style-name="Table12.A2" office:value-type="string">
            <text:p text:style-name="P27"><text:span text:style-name="Source_20_Text">.toolbar a</text:span></text:p>
          </table:table-cell>
          <table:table-cell table:style-name="Table12.A2" office:value-type="string">
            <text:p text:style-name="P27">The toolbar buttons</text:p>
          </table:table-cell>
          <table:table-cell table:style-name="Table12.C2" office:value-type="string">
            <text:p text:style-name="P27"><text:span text:style-name="Source_20_Text">font-family: Tahoma, Arial, Helvetica, sans-serif;</text:span></text:p>
            <text:p text:style-name="P27"><text:span text:style-name="Source_20_Text">font-size: x-small; </text:span></text:p>
            <text:p text:style-name="P27"><text:span text:style-name="Source_20_Text">font-weight: normal; </text:span></text:p>
            <text:p text:style-name="P27"><text:span text:style-name="Source_20_Text">color: black;</text:span></text:p>
            <text:p text:style-name="P27"><text:span text:style-name="Source_20_Text">background: #e0eaf7; </text:span></text:p>
            <text:p text:style-name="P27"><text:span text:style-name="Source_20_Text">border: 1px solid #e0eaf7;</text:span></text:p>
            <text:p text:style-name="P27"><text:span text:style-name="Source_20_Text">text-decoration: none;</text:span></text:p>
          </table:table-cell>
        </table:table-row>
      </table:table>
      <text:p text:style-name="Standard"/>
      <text:h text:style-name="Heading_20_4" text:outline-level="4">Customize Toolbar with ToolbarButton</text:h>
      <text:p text:style-name="Text_20_body_20_indent_20_2">The way to customize the toolbar with toolbarbutton, changing background and font colors when hover over text.</text:p>
      <text:p text:style-name="Text_20_body_20_indent_20_2">Normal:</text:p>
      <text:p text:style-name="Text_20_body"><draw:frame draw:style-name="fr6" draw:name="graphics28" text:anchor-type="paragraph" svg:y="0.6cm" svg:width="5.129cm" svg:height="1.284cm" draw:z-index="32"><draw:image xlink:href="../images/toolbarbutton.png" xlink:type="simple" xlink:show="embed" xlink:actuate="onLoad"/></draw:frame> <text:s text:c="3"/><text:tab/>Hover:</text:p>
      <text:p text:style-name="Text_20_body"><draw:frame draw:style-name="fr4" draw:name="graphics30" text:anchor-type="paragraph" svg:x="5.893cm" svg:y="0cm" svg:width="4.948cm" svg:height="1.138cm" draw:z-index="34"><draw:image xlink:href="../images/toolbarbutton-hover.png" xlink:type="simple" xlink:show="embed" xlink:actuate="onLoad"/></draw:frame></text:p>
      <text:p text:style-name="Text_20_body"/>
      <text:p text:style-name="Code_20_Indent_20_2"/>
      <text:p text:style-name="Code_20_Indent_20_2">.toolbar{</text:p>
      <text:p text:style-name="Code_20_Indent_20_2"><text:tab/>background:red none repeat scroll 0% 50%;</text:p>
      <text:p text:style-name="Code_20_Indent_20_2">}</text:p>
      <text:p text:style-name="Code_20_Indent_20_2">.toolbar a{</text:p>
      <text:p text:style-name="Code_20_Indent_20_2"><text:tab/>background:blue;</text:p>
      <text:p text:style-name="Code_20_Indent_20_2"><text:tab/>border:blue;</text:p>
      <text:p text:style-name="Code_20_Indent_20_2"><text:tab/>color:white;</text:p>
      <text:p text:style-name="Code_20_Indent_20_2">}</text:p>
      <text:p text:style-name="Code_20_Indent_20_2">.toolbar a:hover{</text:p>
      <text:p text:style-name="Code_20_Indent_20_2"><text:tab/>background:white;</text:p>
      <text:p text:style-name="Code_20_Indent_20_2"><text:tab/>border:white;</text:p>
      <text:p text:style-name="Code_20_Indent_20_2"><text:tab/>color:blue;</text:p>
      <text:p text:style-name="Code_20_Indent_20_2">}</text:p>
      <text:h text:style-name="Heading_20_3" text:outline-level="3">TODO:</text:h>
      <text:p text:style-name="Text_20_body_20_indent">toolbar used in groupbox</text:p>
      <text:p text:style-name="Text_20_body_20_indent">toolbar used in window</text:p>
      <text:p text:style-name="P3"/>
      <text:h text:style-name="P20" text:outline-level="2">Toolbarbutton in Caption</text:h>
      <text:p text:style-name="Text_20_body"><draw:frame draw:style-name="fr2" draw:name="graphics33" text:anchor-type="paragraph" svg:width="4.941cm" svg:height="1.461cm" draw:z-index="37"><draw:image xlink:href="../images/toolbarbutton-caption-desc.png" xlink:type="simple" xlink:show="embed" xlink:actuate="onLoad"/></draw:frame>Toolbarbutton in window caption is composed of two parts, anchor tags and a div.</text:p>
      <text:h text:style-name="Heading_20_3" text:outline-level="3">Toolbarbutton in Caption</text:h>
      <text:p text:style-name="Standard"><draw:frame draw:style-name="fr7" draw:name="graphics31" text:anchor-type="paragraph" svg:y="0.044cm" svg:width="9.878cm" svg:height="3.113cm" draw:z-index="35"><draw:image xlink:href="../images/toolbarbutton-caption-desc2.png" xlink:type="simple" xlink:show="embed" xlink:actuate="onLoad"/></draw:frame></text:p>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9">CSS Definition</text:p>
          </table:table-cell>
          <table:table-cell table:style-name="Table13.A1" office:value-type="string">
            <text:p text:style-name="P29">Description</text:p>
          </table:table-cell>
          <table:table-cell table:style-name="Table13.C1" office:value-type="string">
            <text:p text:style-name="P29">Default Values</text:p>
          </table:table-cell>
        </table:table-row>
        <table:table-row>
          <table:table-cell table:style-name="Table13.A2" office:value-type="string">
            <text:p text:style-name="P27"><text:span text:style-name="Source_20_Text">td.mwt-embedded a,</text:span></text:p>
            <text:p text:style-name="P27"><text:span text:style-name="Source_20_Text">td.mwt-embedded a:visited, td.mwt-embedded a:hover </text:span></text:p>
          </table:table-cell>
          <table:table-cell table:style-name="Table13.A2" office:value-type="string">
            <text:p text:style-name="P27">toolbar used in embedded window</text:p>
          </table:table-cell>
          <table:table-cell table:style-name="Table13.C2" office:value-type="string">
            <text:p text:style-name="P27"><text:span text:style-name="Source_20_Text">color: #222222;</text:span></text:p>
          </table:table-cell>
        </table:table-row>
      </table:table>
      <text:p text:style-name="Standard"/>
      <text:h text:style-name="Heading_20_4" text:outline-level="4">Customize ToolbarButton in Caption</text:h>
      <text:p text:style-name="Text_20_body_20_indent_20_2">The way to customize the toolbarbutton in Caption, changing background and font colors when hover over text.</text:p>
      <text:p text:style-name="Text_20_body_20_indent_20_2">Normal:</text:p>
      <text:p text:style-name="Text_20_body"><draw:frame draw:style-name="fr6" draw:name="graphics32" text:anchor-type="paragraph" svg:y="0.6cm" svg:width="5.129cm" svg:height="1.284cm" draw:z-index="36"><draw:image xlink:href="../images/toolbarbutton-caption-custom.png" xlink:type="simple" xlink:show="embed" xlink:actuate="onLoad"/></draw:frame> <text:s text:c="3"/><text:tab/>Hover:</text:p>
      <text:p text:style-name="Text_20_body"><draw:frame draw:style-name="fr4" draw:name="graphics34" text:anchor-type="paragraph" svg:x="5.893cm" svg:y="0cm" svg:width="4.948cm" svg:height="1.138cm" draw:z-index="38"><draw:image xlink:href="../images/toolbarbutton-caption-custom-hover.png" xlink:type="simple" xlink:show="embed" xlink:actuate="onLoad"/></draw:frame></text:p>
      <text:p text:style-name="Text_20_body"/>
      <text:p text:style-name="P32">td.mwt-embedded a</text:p>
      <text:p text:style-name="P32">{</text:p>
      <text:p text:style-name="P32"><text:tab/>color:red;</text:p>
      <text:p text:style-name="P32"><text:tab/>background: yellow;</text:p>
      <text:p text:style-name="P32"><text:tab/>padding: 2px;</text:p>
      <text:p text:style-name="P32">}</text:p>
      <text:p text:style-name="P32">td.mwt-embedded a:hover</text:p>
      <text:p text:style-name="P32">{</text:p>
      <text:p text:style-name="P32"><text:tab/>color:green;</text:p>
      <text:p text:style-name="P32"><text:tab/>background: blue;</text:p>
      <text:p text:style-name="P32"><text:tab/>padding: 2px;</text:p>
      <text:p text:style-name="P32">}</text:p>
      <text:p text:style-name="P32"/>
      <text:h text:style-name="Heading_20_3" text:outline-level="3">TODO:</text:h>
      <text:p text:style-name="P3">toolbar used in group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alibri" svg:font-family="Calibri"/>
    <style:font-face style:name="TTE18E6378t00" svg:font-family="TTE18E6378t00"/>
    <style:font-face style:name="Tahoma4"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9</text:page-number> of <text:page-count>2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8-02-15T12:39:34</dc:date>
    <dc:language>en-US</dc:language>
    <meta:editing-cycles>1127</meta:editing-cycles>
    <meta:editing-duration>P4DT0H5M12S</meta:editing-duration>
    <meta:user-defined meta:name="Info 1"/>
    <meta:user-defined meta:name="Info 2"/>
    <meta:user-defined meta:name="Info 3"/>
    <meta:user-defined meta:name="Info 4"/>
    <meta:document-statistic meta:table-count="13" meta:image-count="39" meta:object-count="0" meta:page-count="22" meta:paragraph-count="415" meta:word-count="1789" meta:character-count="10707"/>
  </office:meta>
</office:document-meta>
</file>